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0f7391"/>
    </style:style>
    <style:style style:name="gr2" style:family="graphic" style:parent-style-name="standard">
      <style:graphic-properties draw:stroke="none" svg:stroke-width="0.035cm" draw:stroke-linejoin="miter" draw:fill="solid" draw:fill-color="#8d8c8c"/>
    </style:style>
    <style:style style:name="gr3" style:family="graphic" style:parent-style-name="standard">
      <style:graphic-properties draw:stroke="none" svg:stroke-width="0.035cm" draw:stroke-linejoin="miter" draw:fill="solid" draw:fill-color="#8c8663"/>
    </style:style>
    <style:style style:name="gr4" style:family="graphic" style:parent-style-name="standard">
      <style:graphic-properties draw:stroke="none" svg:stroke-width="0.035cm" draw:stroke-linejoin="miter" draw:fill="solid" draw:fill-color="#b8af82"/>
    </style:style>
    <style:style style:name="gr5" style:family="graphic" style:parent-style-name="standard">
      <style:graphic-properties draw:stroke="none" svg:stroke-width="0.035cm" draw:stroke-linejoin="miter" draw:fill="solid" draw:fill-color="#80795b"/>
    </style:style>
    <style:style style:name="gr6" style:family="graphic" style:parent-style-name="standard">
      <style:graphic-properties draw:stroke="none" svg:stroke-width="0.035cm" draw:stroke-linejoin="miter" draw:fill="solid" draw:fill-color="#5e5b43"/>
    </style:style>
    <style:style style:name="gr7" style:family="graphic" style:parent-style-name="standard">
      <style:graphic-properties draw:stroke="none" svg:stroke-width="0.035cm" draw:stroke-linejoin="miter" draw:fill="solid" draw:fill-color="#9a916c"/>
    </style:style>
    <style:style style:name="gr8" style:family="graphic" style:parent-style-name="standard">
      <style:graphic-properties draw:stroke="none" svg:stroke-width="0.035cm" draw:stroke-linejoin="miter" draw:fill="solid" draw:fill-color="#02809e"/>
    </style:style>
    <style:style style:name="gr9" style:family="graphic" style:parent-style-name="standard">
      <style:graphic-properties draw:stroke="none" svg:stroke-width="0.035cm" draw:stroke-linejoin="miter" draw:fill="solid" draw:fill-color="#404040"/>
    </style:style>
    <style:style style:name="gr10" style:family="graphic" style:parent-style-name="standard">
      <style:graphic-properties draw:stroke="none" svg:stroke-width="0.035cm" draw:stroke-linejoin="miter" draw:fill="solid" draw:fill-color="#fbbe0e"/>
    </style:style>
    <style:style style:name="gr11" style:family="graphic" style:parent-style-name="standard">
      <style:graphic-properties draw:stroke="none" svg:stroke-width="0.035cm" draw:stroke-linejoin="miter" draw:fill="solid" draw:fill-color="#666666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width="0.035cm" draw:stroke-linejoin="miter" draw:fill="none"/>
    </style:style>
    <style:style style:name="gr15" style:family="graphic" style:parent-style-name="standard">
      <style:graphic-properties draw:stroke="none" svg:stroke-width="0.035cm" draw:stroke-linejoin="miter" draw:fill="solid" draw:fill-color="#939393"/>
    </style:style>
    <style:style style:name="gr16" style:family="graphic" style:parent-style-name="standard">
      <style:graphic-properties draw:stroke="none" svg:stroke-width="0.035cm" draw:stroke-linejoin="miter" draw:fill="solid" draw:fill-color="#545454"/>
    </style:style>
    <style:style style:name="gr17" style:family="graphic" style:parent-style-name="standard">
      <style:graphic-properties draw:stroke="solid" svg:stroke-width="0.009cm" svg:stroke-color="#ffffff" svg:stroke-opacity="24%" draw:stroke-linejoin="miter" draw:fill="none" fo:padding-top="0.129cm" fo:padding-bottom="0.129cm" fo:padding-left="0.254cm" fo:padding-right="0.254cm"/>
    </style:style>
    <style:style style:name="gr18" style:family="graphic" style:parent-style-name="standard">
      <style:graphic-properties draw:stroke="solid" svg:stroke-width="0.004cm" svg:stroke-color="#ffffff" svg:stroke-opacity="15%" draw:stroke-linejoin="miter" draw:fill="none" fo:padding-top="0.127cm" fo:padding-bottom="0.127cm" fo:padding-left="0.252cm" fo:padding-right="0.252cm"/>
    </style:style>
    <style:style style:name="gr19" style:family="graphic" style:parent-style-name="standard">
      <style:graphic-properties draw:stroke="solid" svg:stroke-width="0.009cm" svg:stroke-color="#ffffff" svg:stroke-opacity="30%" draw:stroke-linejoin="miter" draw:fill="none" fo:padding-top="0.129cm" fo:padding-bottom="0.129cm" fo:padding-left="0.254cm" fo:padding-right="0.254cm"/>
    </style:style>
    <style:style style:name="gr20" style:family="graphic" style:parent-style-name="standard">
      <style:graphic-properties draw:stroke="solid" svg:stroke-width="0.113cm" svg:stroke-color="#1b5bb3" draw:stroke-linejoin="miter" draw:fill="solid" draw:fill-color="#000000" fo:padding-top="0.181cm" fo:padding-bottom="0.181cm" fo:padding-left="0.306cm" fo:padding-right="0.306cm"/>
    </style:style>
    <style:style style:name="gr21" style:family="graphic" style:parent-style-name="standard">
      <style:graphic-properties draw:stroke="none" svg:stroke-width="0.035cm" draw:stroke-linejoin="miter" draw:fill="solid" draw:fill-color="#1f7a34"/>
    </style:style>
    <style:style style:name="gr22" style:family="graphic" style:parent-style-name="standard">
      <style:graphic-properties draw:stroke="none" svg:stroke-width="0.035cm" svg:stroke-opacity="20%" draw:stroke-linejoin="miter" draw:fill="solid" draw:fill-color="#000000" draw:opacity="20%"/>
    </style:style>
    <style:style style:name="gr23" style:family="graphic" style:parent-style-name="standard">
      <style:graphic-properties draw:stroke="none" svg:stroke-width="0.035cm" draw:stroke-linejoin="miter" draw:fill="solid" draw:fill-color="#e2d6a1"/>
    </style:style>
    <style:style style:name="gr24" style:family="graphic" style:parent-style-name="standard">
      <style:graphic-properties draw:stroke="none" svg:stroke-width="0.035cm" draw:stroke-linejoin="miter" draw:fill="solid" draw:fill-color="#cccccc"/>
    </style:style>
    <style:style style:name="gr25" style:family="graphic" style:parent-style-name="standard">
      <style:graphic-properties draw:stroke="none" svg:stroke-width="0.035cm" draw:stroke-linejoin="miter" draw:fill="solid" draw:fill-color="#00558d"/>
    </style:style>
    <style:style style:name="gr26" style:family="graphic" style:parent-style-name="standard">
      <style:graphic-properties draw:stroke="none" svg:stroke-width="0.035cm" draw:stroke-linejoin="miter" draw:fill="solid" draw:fill-color="#c7b299"/>
    </style:style>
    <style:style style:name="gr27" style:family="graphic" style:parent-style-name="standard">
      <style:graphic-properties draw:stroke="none" svg:stroke-width="0.035cm" draw:stroke-linejoin="miter" draw:fill="solid" draw:fill-color="#4d4d4d"/>
    </style:style>
    <style:style style:name="gr28" style:family="graphic" style:parent-style-name="standard">
      <style:graphic-properties draw:stroke="none" svg:stroke-width="0.035cm" draw:stroke-linejoin="miter" draw:fill="solid" draw:fill-color="#f2f2f2"/>
    </style:style>
    <style:style style:name="gr29" style:family="graphic" style:parent-style-name="standard">
      <style:graphic-properties draw:stroke="none" svg:stroke-width="0.035cm" draw:stroke-linejoin="miter" draw:fill="solid" draw:fill-color="#1a1a1a"/>
    </style:style>
    <style:style style:name="gr30" style:family="graphic" style:parent-style-name="standard">
      <style:graphic-properties draw:stroke="none" svg:stroke-width="0.035cm" draw:stroke-linejoin="miter" draw:fill="solid" draw:fill-color="#b3b3b3"/>
    </style:style>
    <style:style style:name="gr31" style:family="graphic" style:parent-style-name="standard">
      <style:graphic-properties draw:stroke="none" svg:stroke-width="0.035cm" draw:stroke-linejoin="miter" draw:fill="solid" draw:fill-color="#e6e6e6"/>
    </style:style>
    <style:style style:name="gr32" style:family="graphic" style:parent-style-name="standard">
      <style:graphic-properties draw:stroke="none" svg:stroke-width="0.035cm" svg:stroke-opacity="20%" draw:stroke-linejoin="miter" draw:fill="solid" draw:fill-color="#ffffff" draw:opacity="20%"/>
    </style:style>
    <style:style style:name="gr33" style:family="graphic" style:parent-style-name="standard">
      <style:graphic-properties draw:stroke="none" svg:stroke-width="0.035cm" draw:stroke-linejoin="miter" draw:fill="solid" draw:fill-color="#006837"/>
    </style:style>
    <style:style style:name="gr34" style:family="graphic" style:parent-style-name="standard">
      <style:graphic-properties draw:stroke="solid" svg:stroke-width="0.113cm" svg:stroke-color="#000000" draw:stroke-linejoin="miter" draw:fill="solid" draw:fill-color="#000000" fo:padding-top="0.181cm" fo:padding-bottom="0.181cm" fo:padding-left="0.306cm" fo:padding-right="0.306cm"/>
    </style:style>
    <style:style style:name="gr35" style:family="graphic" style:parent-style-name="standard">
      <style:graphic-properties draw:stroke="solid" svg:stroke-width="0.056cm" svg:stroke-color="#404040" draw:stroke-linejoin="miter" draw:fill="solid" draw:fill-color="#000000" fo:padding-top="0.153cm" fo:padding-bottom="0.153cm" fo:padding-left="0.278cm" fo:padding-right="0.278cm"/>
    </style:style>
    <style:style style:name="gr36" style:family="graphic" style:parent-style-name="standard">
      <style:graphic-properties draw:stroke="solid" svg:stroke-width="0.056cm" svg:stroke-color="#404040" draw:stroke-linejoin="miter" draw:fill="solid" draw:fill-color="#000000" fo:padding-top="0.153cm" fo:padding-bottom="0.153cm" fo:padding-left="0.278cm" fo:padding-right="0.278cm"/>
    </style:style>
    <style:style style:name="gr37" style:family="graphic" style:parent-style-name="standard">
      <style:graphic-properties draw:stroke="solid" svg:stroke-width="0.056cm" svg:stroke-color="#418dd9" draw:stroke-linejoin="miter" draw:fill="solid" draw:fill-color="#000000" fo:padding-top="0.153cm" fo:padding-bottom="0.153cm" fo:padding-left="0.278cm" fo:padding-right="0.278cm"/>
    </style:style>
    <style:style style:name="gr38" style:family="graphic" style:parent-style-name="standard">
      <style:graphic-properties draw:stroke="solid" svg:stroke-width="0.113cm" svg:stroke-color="#8c0000" draw:stroke-linejoin="miter" draw:fill="solid" draw:fill-color="#000000" fo:padding-top="0.181cm" fo:padding-bottom="0.181cm" fo:padding-left="0.306cm" fo:padding-right="0.306cm"/>
    </style:style>
    <style:style style:name="gr39" style:family="graphic" style:parent-style-name="standard">
      <style:graphic-properties draw:stroke="solid" svg:stroke-width="0.056cm" svg:stroke-color="#cc1414" draw:stroke-linejoin="miter" draw:fill="solid" draw:fill-color="#000000" fo:padding-top="0.153cm" fo:padding-bottom="0.153cm" fo:padding-left="0.278cm" fo:padding-right="0.278cm"/>
    </style:style>
    <style:style style:name="P1" style:family="paragraph">
      <loext:graphic-properties draw:fill="solid" draw:fill-color="#0f7391"/>
    </style:style>
    <style:style style:name="P2" style:family="paragraph">
      <loext:graphic-properties draw:fill="solid" draw:fill-color="#8d8c8c"/>
    </style:style>
    <style:style style:name="P3" style:family="paragraph">
      <loext:graphic-properties draw:fill="solid" draw:fill-color="#8c8663"/>
    </style:style>
    <style:style style:name="P4" style:family="paragraph">
      <loext:graphic-properties draw:fill="solid" draw:fill-color="#b8af82"/>
    </style:style>
    <style:style style:name="P5" style:family="paragraph">
      <loext:graphic-properties draw:fill="solid" draw:fill-color="#80795b"/>
    </style:style>
    <style:style style:name="P6" style:family="paragraph">
      <loext:graphic-properties draw:fill="solid" draw:fill-color="#5e5b43"/>
    </style:style>
    <style:style style:name="P7" style:family="paragraph">
      <loext:graphic-properties draw:fill="solid" draw:fill-color="#9a916c"/>
    </style:style>
    <style:style style:name="P8" style:family="paragraph">
      <loext:graphic-properties draw:fill="solid" draw:fill-color="#02809e"/>
    </style:style>
    <style:style style:name="P9" style:family="paragraph">
      <loext:graphic-properties draw:fill="solid" draw:fill-color="#404040"/>
    </style:style>
    <style:style style:name="P10" style:family="paragraph">
      <loext:graphic-properties draw:fill="solid" draw:fill-color="#fbbe0e"/>
    </style:style>
    <style:style style:name="P11" style:family="paragraph">
      <loext:graphic-properties draw:fill="solid" draw:fill-color="#666666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939393"/>
    </style:style>
    <style:style style:name="P16" style:family="paragraph">
      <loext:graphic-properties draw:fill="solid" draw:fill-color="#545454"/>
    </style:style>
    <style:style style:name="P17" style:family="paragraph">
      <loext:graphic-properties draw:fill="solid" draw:fill-color="#1f7a34"/>
    </style:style>
    <style:style style:name="P18" style:family="paragraph">
      <loext:graphic-properties draw:fill="solid" draw:fill-color="#000000" draw:opacity="20%"/>
    </style:style>
    <style:style style:name="P19" style:family="paragraph">
      <loext:graphic-properties draw:fill="solid" draw:fill-color="#e2d6a1"/>
    </style:style>
    <style:style style:name="P20" style:family="paragraph">
      <loext:graphic-properties draw:fill="solid" draw:fill-color="#cccccc"/>
    </style:style>
    <style:style style:name="P21" style:family="paragraph">
      <loext:graphic-properties draw:fill="solid" draw:fill-color="#00558d"/>
    </style:style>
    <style:style style:name="P22" style:family="paragraph">
      <loext:graphic-properties draw:fill="solid" draw:fill-color="#c7b299"/>
    </style:style>
    <style:style style:name="P23" style:family="paragraph">
      <loext:graphic-properties draw:fill="solid" draw:fill-color="#4d4d4d"/>
    </style:style>
    <style:style style:name="P24" style:family="paragraph">
      <loext:graphic-properties draw:fill="solid" draw:fill-color="#f2f2f2"/>
    </style:style>
    <style:style style:name="P25" style:family="paragraph">
      <loext:graphic-properties draw:fill="solid" draw:fill-color="#1a1a1a"/>
    </style:style>
    <style:style style:name="P26" style:family="paragraph">
      <loext:graphic-properties draw:fill="solid" draw:fill-color="#b3b3b3"/>
    </style:style>
    <style:style style:name="P27" style:family="paragraph">
      <loext:graphic-properties draw:fill="solid" draw:fill-color="#e6e6e6"/>
    </style:style>
    <style:style style:name="P28" style:family="paragraph">
      <loext:graphic-properties draw:fill="solid" draw:fill-color="#ffffff" draw:opacity="20%"/>
    </style:style>
    <style:style style:name="P29" style:family="paragraph">
      <loext:graphic-properties draw:fill="solid" draw:fill-color="#006837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809cm" svg:height="4.317cm" draw:transform="rotate (-1.5707963267949) translate (5.59985626926654cm 3.05847030605248cm)" svg:viewBox="0 0 1810 4318" svg:d="M0 0v4318h1810v-4318zM131 4265c-45 0-82-33-82-78s37-78 82-78c41 0 78 33 78 78s-37 78-78 78zM131 209c-45 0-82-37-82-78 0-45 37-82 82-82 41 0 78 37 78 82 0 41-37 78-78 78zM1683 4265c-45 0-82-33-82-78s37-78 82-78c41 0 77 33 77 78s-36 78-77 78zM1683 209c-45 0-82-37-82-78 0-45 37-82 82-82 41 0 77 37 77 82 0 41-36 78-77 78z">
            <text:p/>
          </draw:path>
          <draw:polygon draw:style-name="gr2" draw:text-style-name="P2" draw:layer="layout" svg:width="0.085cm" svg:height="0.085cm" draw:transform="rotate (-1.5707963267949) translate (5.26866661787935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5.24822281223816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5.26866661787935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5.26866661787935cm 3.2058528150617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5.20733520095579cm 3.1444434363079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5.26866661787935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5.01107466680042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4.99471962228748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5.01107466680042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5.01107466680042cm 3.2058528150617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4.94974324987687cm 3.1444434363079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5.01107466680042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4.75757147684973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4.73712767120855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4.75757147684973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4.75757147684973cm 3.2058528150617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4.69624005992618cm 3.1444434363079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4.75757147684973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4.50406828689904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4.48362448125786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4.50406828689904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4.50406828689904cm 3.2058528150617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4.44273686997549cm 3.1444434363079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4.50406828689904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4.25056509694835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4.23012129130717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4.25056509694835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4.25056509694835cm 3.2058528150617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4.18514491889656cm 3.1444434363079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4.25056509694835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3.99297314586943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3.97252934022824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3.99297314586943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3.99297314586943cm 3.2058528150617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3.93164172894587cm 3.1444434363079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3.99297314586943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3.73946995591874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3.71902615027755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3.73946995591874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3.73946995591874cm 3.2058528150617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3.67813853899518cm 3.1444434363079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3.73946995591874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3.48596676596805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3.46552296032686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3.48596676596805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3.48596676596805cm 3.2058528150617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3.4246353490445cm 3.1444434363079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3.48596676596805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3.22837481488912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3.21201977037617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3.22837481488912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3.22837481488912cm 3.2058528150617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3.16704339796557cm 3.1444434363079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3.22837481488912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2.97487162493843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2.95442781929725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2.97487162493843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2.97487162493843cm 3.2058528150617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2.91354020801488cm 3.1444434363079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2.97487162493843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2.72136843498774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2.70092462934656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2.72136843498774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2.72136843498774cm 3.2058528150617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2.66003701806419cm 3.1444434363079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2.72136843498774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2.46377648390882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2.44742143939587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2.46377648390882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2.46377648390882cm 3.20585281506178cm)" svg:viewBox="0 0 25 86" draw:points="0,65 0,20 25,0 25,86">
            <text:p/>
          </draw:polygon>
          <draw:polygon draw:style-name="gr7" draw:text-style-name="P7" draw:layer="layout" svg:width="0.024cm" svg:height="0.085cm" draw:transform="rotate (-1.5707963267949) translate (2.46377648390882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2.21027329395813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2.18982948831694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2.21027329395813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2.21027329395813cm 3.2058528150617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2.14894187703457cm 3.1444434363079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2.21027329395813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1.95677010400744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1.93632629836625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1.95677010400744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1.95677010400744cm 3.2058528150617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1.89543868708389cm 3.1444434363079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1.95677010400744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1.70326691405675cm 3.1444434363079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1.68282310841557cm 3.1649132292258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1.70326691405675cm 3.1444434363079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1.70326691405675cm 3.20585281506178cm)" svg:viewBox="0 0 25 86" draw:points="0,65 0,20 25,0 25,86">
            <text:p/>
          </draw:polygon>
          <draw:polygon draw:style-name="gr7" draw:text-style-name="P7" draw:layer="layout" svg:width="0.024cm" svg:height="0.085cm" draw:transform="rotate (-1.5707963267949) translate (1.70326691405675cm 3.1444434363079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5.26866661787935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5.24822281223816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5.26866661787935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5.26866661787935cm 4.7574631182430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5.20733520095579cm 4.6960537394891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5.26866661787935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5.01107466680042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4.99471962228748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5.01107466680042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5.01107466680042cm 4.7574631182430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4.94974324987687cm 4.6960537394891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5.01107466680042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4.75757147684973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4.73712767120855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4.75757147684973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4.75757147684973cm 4.7574631182430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4.69624005992618cm 4.6960537394891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4.75757147684973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4.50406828689904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4.48362448125786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4.50406828689904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4.50406828689904cm 4.7574631182430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4.44273686997549cm 4.6960537394891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4.50406828689904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4.25056509694835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4.23012129130717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4.25056509694835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4.25056509694835cm 4.7574631182430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4.18514491889656cm 4.6960537394891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4.25056509694835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3.99297314586943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3.97252934022824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3.99297314586943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3.99297314586943cm 4.7574631182430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3.93164172894587cm 4.6960537394891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3.99297314586943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3.73946995591874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3.71902615027755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3.73946995591874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3.73946995591874cm 4.7574631182430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3.67813853899518cm 4.6960537394891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3.73946995591874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3.48596676596805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3.46552296032686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3.48596676596805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3.48596676596805cm 4.7574631182430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3.4246353490445cm 4.6960537394891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3.48596676596805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3.22837481488912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3.21201977037617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3.22837481488912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3.22837481488912cm 4.7574631182430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3.16704339796557cm 4.6960537394891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3.22837481488912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2.97487162493843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2.95442781929725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2.97487162493843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2.97487162493843cm 4.7574631182430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2.91354020801488cm 4.6960537394891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2.97487162493843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2.72136843498774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2.70092462934656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2.72136843498774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2.72136843498774cm 4.7574631182430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2.66003701806419cm 4.6960537394891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2.72136843498774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2.46377648390882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2.44742143939587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2.46377648390882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2.46377648390882cm 4.75746311824303cm)" svg:viewBox="0 0 25 86" draw:points="0,65 0,20 25,0 25,86">
            <text:p/>
          </draw:polygon>
          <draw:polygon draw:style-name="gr7" draw:text-style-name="P7" draw:layer="layout" svg:width="0.024cm" svg:height="0.085cm" draw:transform="rotate (-1.5707963267949) translate (2.46377648390882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2.21027329395813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2.18982948831694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2.21027329395813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2.21027329395813cm 4.7574631182430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2.14894187703457cm 4.6960537394891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2.21027329395813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1.95677010400744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1.93632629836625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1.95677010400744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1.95677010400744cm 4.7574631182430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1.89543868708389cm 4.6960537394891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1.95677010400744cm 4.6960537394891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1.70326691405675cm 4.6960537394891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1.68282310841557cm 4.7165235324071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1.70326691405675cm 4.6960537394891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1.70326691405675cm 4.75746311824303cm)" svg:viewBox="0 0 25 86" draw:points="0,65 0,20 25,0 25,86">
            <text:p/>
          </draw:polygon>
          <draw:polygon draw:style-name="gr7" draw:text-style-name="P7" draw:layer="layout" svg:width="0.024cm" svg:height="0.085cm" draw:transform="rotate (-1.5707963267949) translate (1.70326691405675cm 4.69605373948915cm)" svg:viewBox="0 0 25 86" draw:points="0,0 25,20 25,65 0,86">
            <text:p/>
          </draw:polygon>
          <draw:path draw:style-name="gr8" draw:text-style-name="P8" draw:layer="layout" svg:width="1.022cm" svg:height="0.432cm" draw:transform="rotate (-1.5707963267949) translate (3.92755296781764cm 3.45149033007728cm)" svg:viewBox="0 0 1023 433" svg:d="M1023 217c0-107-81-197-184-213v-4h-622c-119 0-217 98-217 217 0 118 98 216 217 216h622v-4c103-16 184-102 184-212z">
            <text:p/>
          </draw:path>
          <draw:polygon draw:style-name="gr8" draw:text-style-name="P8" draw:layer="layout" svg:width="1.014cm" svg:height="1.013cm" draw:transform="rotate (-1.5707963267949) translate (3.30606127632562cm 3.45558428866087cm)" svg:viewBox="0 0 1015 1014" draw:points="508,1014 0,1014 0,0 1015,0 1015,1014">
            <text:p/>
          </draw:polygon>
          <draw:polygon draw:style-name="gr9" draw:text-style-name="P9" draw:layer="layout" svg:width="0.769cm" svg:height="0.514cm" draw:transform="rotate (-1.5707963267949) translate (5.59985626926654cm 3.57840304616862cm)" svg:viewBox="0 0 770 515" draw:points="712,258 770,200 770,57 712,0 569,0 512,57 459,0 311,0 258,57 201,0 57,0 0,57 0,200 57,258 0,311 0,458 57,515 201,515 258,458 311,515 459,515 512,458 569,515 712,515 770,458 770,311">
            <text:p/>
          </draw:polygon>
          <draw:polygon draw:style-name="gr2" draw:text-style-name="P2" draw:layer="layout" svg:width="0.085cm" svg:height="0.085cm" draw:transform="rotate (-1.5707963267949) translate (5.51399228557356cm 3.6643761764240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5.49354847993238cm 3.6848459693420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5.51399228557356cm 3.6643761764240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5.51399228557356cm 3.7257855551779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5.45266086865001cm 3.6643761764240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5.51399228557356cm 3.6643761764240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5.51399228557356cm 3.92229556719032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5.49354847993238cm 3.93867140152469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5.51399228557356cm 3.92229556719032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5.51399228557356cm 3.9837049459442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5.45266086865001cm 3.92229556719032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5.51399228557356cm 3.92229556719032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5.51399228557356cm 4.1761209993730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5.49354847993238cm 4.1965907922909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5.51399228557356cm 4.1761209993730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5.51399228557356cm 4.2375303781268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5.45266086865001cm 4.1761209993730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5.51399228557356cm 4.17612099937301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5.25640033449464cm 3.66437617642405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5.24004528998169cm 3.68484596934201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5.25640033449464cm 3.66437617642405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5.25640033449464cm 3.72578555517793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5.19506891757108cm 3.66437617642405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5.25640033449464cm 3.66437617642405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5.25640033449464cm 3.92229556719032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5.24004528998169cm 3.93867140152469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5.25640033449464cm 3.92229556719032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5.25640033449464cm 3.9837049459442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5.19506891757108cm 3.92229556719032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5.25640033449464cm 3.92229556719032cm)" svg:viewBox="0 0 25 86" draw:points="0,0 25,20 25,65 0,86">
            <text:p/>
          </draw:polygon>
          <draw:polygon draw:style-name="gr2" draw:text-style-name="P2" draw:layer="layout" svg:width="0.085cm" svg:height="0.085cm" draw:transform="rotate (-1.5707963267949) translate (5.25640033449464cm 4.17612099937301cm)" svg:viewBox="0 0 86 86" draw:points="41,86 0,86 0,0 86,0 86,86">
            <text:p/>
          </draw:polygon>
          <draw:polygon draw:style-name="gr3" draw:text-style-name="P3" draw:layer="layout" svg:width="0.044cm" svg:height="0.044cm" draw:transform="rotate (-1.5707963267949) translate (5.24004528998169cm 4.19659079229097cm)" svg:viewBox="0 0 45 45" draw:points="25,45 0,45 0,0 45,0 45,45">
            <text:p/>
          </draw:polygon>
          <draw:polygon draw:style-name="gr4" draw:text-style-name="P4" draw:layer="layout" svg:width="0.085cm" svg:height="0.024cm" draw:transform="rotate (-1.5707963267949) translate (5.25640033449464cm 4.17612099937301cm)" svg:viewBox="0 0 86 25" draw:points="0,0 20,25 66,25 86,0">
            <text:p/>
          </draw:polygon>
          <draw:polygon draw:style-name="gr5" draw:text-style-name="P5" draw:layer="layout" svg:width="0.024cm" svg:height="0.085cm" draw:transform="rotate (-1.5707963267949) translate (5.25640033449464cm 4.23753037812688cm)" svg:viewBox="0 0 25 86" draw:points="0,65 0,20 25,0 25,86">
            <text:p/>
          </draw:polygon>
          <draw:polygon draw:style-name="gr6" draw:text-style-name="P6" draw:layer="layout" svg:width="0.085cm" svg:height="0.024cm" draw:transform="rotate (-1.5707963267949) translate (5.19506891757108cm 4.17612099937301cm)" svg:viewBox="0 0 86 25" draw:points="20,0 66,0 86,25 0,25">
            <text:p/>
          </draw:polygon>
          <draw:polygon draw:style-name="gr7" draw:text-style-name="P7" draw:layer="layout" svg:width="0.024cm" svg:height="0.085cm" draw:transform="rotate (-1.5707963267949) translate (5.25640033449464cm 4.17612099937301cm)" svg:viewBox="0 0 25 86" draw:points="0,0 25,20 25,65 0,86">
            <text:p/>
          </draw:polygon>
          <draw:path draw:style-name="gr2" draw:text-style-name="P2" draw:layer="layout" svg:width="0.146cm" svg:height="0.375cm" draw:transform="rotate (-1.5707963267949) translate (4.41411554207783cm 3.38189303415622cm)" svg:viewBox="0 0 147 376" svg:d="M74 376c37 0 65-24 73-57v-245c0-41-32-74-73-74s-74 33-74 74v245c8 33 37 57 74 57z">
            <text:p/>
          </draw:path>
          <draw:polygon draw:style-name="gr10" draw:text-style-name="P10" draw:layer="layout" svg:width="0.118cm" svg:height="0.134cm" draw:transform="rotate (-1.5707963267949) translate (4.29145270823072cm 3.394174909907cm)" svg:viewBox="0 0 119 135" draw:points="57,135 0,135 0,0 119,0 119,135">
            <text:p/>
          </draw:polygon>
          <draw:path draw:style-name="gr2" draw:text-style-name="P2" draw:layer="layout" svg:width="0.146cm" svg:height="0.342cm" draw:transform="rotate (-1.5707963267949) translate (4.38140545305194cm 4.39719476288696cm)" svg:viewBox="0 0 147 343" svg:d="M74 343c37 0 65-28 73-61v-208c0-41-32-74-73-74s-74 33-74 74v208c8 33 37 61 74 61z">
            <text:p/>
          </draw:path>
          <draw:polygon draw:style-name="gr10" draw:text-style-name="P10" draw:layer="layout" svg:width="0.118cm" svg:height="0.134cm" draw:transform="rotate (-1.5707963267949) translate (4.27100890258954cm 4.41357059722132cm)" svg:viewBox="0 0 119 135" draw:points="57,135 0,135 0,0 119,0 119,135">
            <text:p/>
          </draw:polygon>
          <draw:path draw:style-name="gr2" draw:text-style-name="P2" draw:layer="layout" svg:width="0.146cm" svg:height="0.375cm" draw:transform="rotate (-1.5707963267949) translate (4.41411554207783cm 3.63571846633891cm)" svg:viewBox="0 0 147 376" svg:d="M74 376c37 0 65-24 73-57v-245c0-41-32-74-73-74s-74 33-74 74v245c8 33 37 57 74 57z">
            <text:p/>
          </draw:path>
          <draw:polygon draw:style-name="gr10" draw:text-style-name="P10" draw:layer="layout" svg:width="0.118cm" svg:height="0.134cm" draw:transform="rotate (-1.5707963267949) translate (4.29145270823072cm 3.64800034208968cm)" svg:viewBox="0 0 119 135" draw:points="57,135 0,135 0,0 119,0 119,135">
            <text:p/>
          </draw:polygon>
          <draw:path draw:style-name="gr2" draw:text-style-name="P2" draw:layer="layout" svg:width="0.146cm" svg:height="0.477cm" draw:transform="rotate (-1.5707963267949) translate (4.51633457028375cm 4.14336933070427cm)" svg:viewBox="0 0 147 478" svg:d="M74 478c37 0 65-24 73-61v-343c0-41-32-74-73-74s-74 33-74 74v343c8 37 37 61 74 61z">
            <text:p/>
          </draw:path>
          <draw:polygon draw:style-name="gr11" draw:text-style-name="P11" draw:layer="layout" svg:width="0.2cm" svg:height="0.277cm" draw:transform="rotate (-1.5707963267949) translate (4.41411554207783cm 4.11880557920273cm)" svg:viewBox="0 0 201 278" draw:points="102,278 0,278 0,0 201,0 201,278">
            <text:p/>
          </draw:polygon>
          <draw:path draw:style-name="gr9" draw:text-style-name="P9" draw:layer="layout" svg:width="0.142cm" svg:height="0.142cm" draw:transform="rotate (-1.5707963267949) translate (4.34869536402604cm 4.14746328928787cm)" svg:viewBox="0 0 143 143" svg:d="M143 74c0 12 0 24-8 32-8 13-16 21-29 29-8 8-20 8-32 8-17 0-25 0-37-8s-21-16-29-29c-4-8-8-20-8-32 0-17 4-25 8-37 8-12 17-21 29-29 12-4 20-8 37-8 12 0 24 4 32 8 13 8 21 17 29 29s8 20 8 37z">
            <text:p/>
          </draw:path>
          <draw:path draw:style-name="gr12" draw:text-style-name="P12" draw:layer="layout" svg:width="0.073cm" svg:height="0.113cm" draw:transform="rotate (-1.5707963267949) translate (4.94974324987687cm 3.61934263200454cm)" svg:viewBox="0 0 74 114" svg:d="M29 8c4-4 4-8 8-8s8 4 8 8l29 98c0 4-4 8-8 8-5 0-5-4-9-8l-4-16h-33l-4 16c0 4-4 8-8 8s-8-4-8-8zM37 33l-12 41h24z">
            <text:p/>
          </draw:path>
          <draw:path draw:style-name="gr12" draw:text-style-name="P12" draw:layer="layout" svg:width="0.069cm" svg:height="0.081cm" draw:transform="rotate (-1.5707963267949) translate (4.91703316085097cm 3.72169159659433cm)" svg:viewBox="0 0 70 82" svg:d="M0 12c0-8 0-12 8-12 4 0 8 4 8 8v8l9-8c4-4 8-8 12-8h12c8 0 12 0 17 4 4 8 4 12 4 16 0 5 0 13-4 13-9 0-9-4-9-8 0-5 0-5-4-9 0-4-4-4-8-4h-4c0 0-4 4-8 4l-17 17v37c0 4-4 12-8 12-8 0-8-8-8-12z">
            <text:p/>
          </draw:path>
          <draw:path draw:style-name="gr12" draw:text-style-name="P12" draw:layer="layout" svg:width="0.069cm" svg:height="0.105cm" draw:transform="rotate (-1.5707963267949) translate (4.94156572762039cm 3.82404056118412cm)" svg:viewBox="0 0 70 106" svg:d="M41 29c4 0 8 4 12 8l4 4v-33c0-4 0-8 4-8 9 0 9 4 9 8v90c0 4 0 8-9 8-4 0-4-4-4-8l-4 4c-4 4-8 4-12 4h-16c-5 0-9 0-13-4l-4-4c-8-4-8-8-8-16v-29c0-8 0-8 8-16l4-4c4-4 8-4 17-4zM12 78c0 4 0 8 4 8l4 4c5 4 5 4 5 4h12c0 0 4 0 8-4l8-8c0 0 4 0 4-4v-17c0-4-4-8-4-8l-8-8c-4 0-8 0-8 0h-12-5l-4 4c-4 4-4 8-4 12z">
            <text:p/>
          </draw:path>
          <draw:path draw:style-name="gr12" draw:text-style-name="P12" draw:layer="layout" svg:width="0.069cm" svg:height="0.081cm" draw:transform="rotate (-1.5707963267949) translate (4.91703316085097cm 3.92638952577392cm)" svg:viewBox="0 0 70 82" svg:d="M70 70c0 4 0 12-4 12-9 0-9-8-9-12l-12 4c-4 4-8 8-12 8h-13c-4 0-8-4-12-8-8-4-8-13-8-17v-45c0-8 0-12 8-12 4 0 4 4 4 8l4 45c0 4 0 8 0 8 4 4 4 4 9 4h4c4 0 4 0 8 0l20-12v-45c0-4 0-8 9-8 4 0 4 4 4 8z">
            <text:p/>
          </draw:path>
          <draw:path draw:style-name="gr12" draw:text-style-name="P12" draw:layer="layout" svg:width="0.056cm" svg:height="0.113cm" draw:transform="rotate (-1.5707963267949) translate (4.94974324987687cm 4.03692640753089cm)" svg:viewBox="0 0 57 114" svg:d="M37 98h12c4 0 8 4 8 8 0 8-4 8-8 8h-41c-4 0-8 0-8-8 0-4 4-8 8-8h12v-49h-12c-4 0-8 0-8-8 0-4 4-4 8-4h17c8 0 12 0 12 8zM12 8c0-8 4-8 8-8h9c4 0 8 0 8 8v4c0 4-4 8-8 8h-9c-4 0-8-4-8-8z">
            <text:p/>
          </draw:path>
          <draw:path draw:style-name="gr12" draw:text-style-name="P12" draw:layer="layout" svg:width="0.069cm" svg:height="0.081cm" draw:transform="rotate (-1.5707963267949) translate (4.91703316085097cm 4.1310874549535cm)" svg:viewBox="0 0 70 82" svg:d="M16 29v41c0 4-4 12-8 12-8 0-8-8-8-12v-58c0-8 0-12 8-12 4 0 8 4 8 12l9-8c4 0 8-4 12-4h12c4 0 8 0 12 4 9 8 9 12 9 21v45c0 4 0 12-4 12-9 0-9-8-9-12l-4-45c0-9 0-13-8-13h-4c-4 0-4 4-4 4z">
            <text:p/>
          </draw:path>
          <draw:path draw:style-name="gr12" draw:text-style-name="P12" draw:layer="layout" svg:width="0.069cm" svg:height="0.081cm" draw:transform="rotate (-1.5707963267949) translate (4.91703316085097cm 4.23343641954329cm)" svg:viewBox="0 0 70 82" svg:d="M0 25c0-9 0-13 8-17s12-8 21-8h12c8 0 12 4 20 8 9 4 9 8 9 17v28c0 8 0 12-9 21-8 4-12 8-20 8h-12c-9 0-13-4-21-8-4-9-8-13-8-21zM12 53c0 4 4 4 8 8 5 4 5 4 9 4h12c4 0 8 0 8-4 4-4 8-4 8-8v-28c0 0-4-5-8-9 0 0-4-4-8-4h-12c-4 0-4 4-9 4-4 4-8 9-8 9z">
            <text:p/>
          </draw:path>
          <draw:path draw:style-name="gr12" draw:text-style-name="P12" draw:layer="layout" svg:width="0.073cm" svg:height="0.113cm" draw:transform="rotate (-1.5707963267949) translate (4.77801528249092cm 3.77491305818103cm)" svg:viewBox="0 0 74 114" svg:d="M57 8c0-4 4-8 9-8 8 0 8 4 8 8v106h-21l-37-89v81c0 4-4 8-8 8s-8-4-8-8v-106h20l37 90z">
            <text:p/>
          </draw:path>
          <draw:path draw:style-name="gr12" draw:text-style-name="P12" draw:layer="layout" svg:width="0.069cm" svg:height="0.081cm" draw:transform="rotate (-1.5707963267949) translate (4.74530519346502cm 3.87726202277082cm)" svg:viewBox="0 0 70 82" svg:d="M25 12c-5 0-9 0-9-4 0-8 4-8 9-8h20c8 0 12 0 16 8 9 4 9 8 9 17v49c0 4 0 8-4 8-5 0-9-4-9-8l-12 4c-4 4-4 4-8 4h-12c-9 0-13-4-17-8-8-4-8-9-8-17v-4c0-8 0-12 8-16 4-4 8-8 17-8h28v-4c0-9 0-13-12-13zM25 45c-5 0-9 0-9 4v12c0 4 4 4 9 4h16l16-8v-4c0-8-4-8-12-8z">
            <text:p/>
          </draw:path>
          <draw:path draw:style-name="gr12" draw:text-style-name="P12" draw:layer="layout" svg:width="0.069cm" svg:height="0.081cm" draw:transform="rotate (-1.5707963267949) translate (4.74530519346502cm 3.97961098736061cm)" svg:viewBox="0 0 70 82" svg:d="M16 29v41c0 4-4 12-8 12-8 0-8-8-8-12v-58c0-8 0-12 8-12 4 0 8 4 8 12l9-8c4 0 8-4 12-4h12c4 0 8 0 12 4 9 8 9 12 9 21v45c0 4 0 12-4 12-9 0-9-8-9-12l-4-45c0-9 0-13-8-13h-4l-4 4z">
            <text:p/>
          </draw:path>
          <draw:path draw:style-name="gr12" draw:text-style-name="P12" draw:layer="layout" svg:width="0.069cm" svg:height="0.081cm" draw:transform="rotate (-1.5707963267949) translate (4.74530519346502cm 4.0819599519504cm)" svg:viewBox="0 0 70 82" svg:d="M0 25c0-9 4-13 8-17 8-4 12-8 21-8h12c12 0 12 4 20 8 9 4 9 8 9 17v28c0 8 0 12-9 21-8 4-12 8-20 8h-12c-9 0-13-4-17-8-8-9-12-13-12-21zM16 53c0 4 0 4 4 8 5 4 5 4 9 4h12c4 0 8 0 8-4 4-4 8-4 8-8v-28c0 0-4-5-8-9 0 0-4-4-8-4h-12c-4 0-4 4-9 4-4 4-4 9-4 9z">
            <text:p/>
          </draw:path>
          <draw:polygon draw:style-name="gr2" draw:text-style-name="P2" draw:layer="layout" svg:width="0.253cm" svg:height="0.224cm" draw:transform="rotate (-1.5707963267949) translate (2.05898913221336cm 3.35732928265467cm)" svg:viewBox="0 0 254 225" draw:points="127,225 0,225 0,0 254,0 254,225">
            <text:p/>
          </draw:polygon>
          <draw:polygon draw:style-name="gr2" draw:text-style-name="P2" draw:layer="layout" svg:width="0.253cm" svg:height="0.261cm" draw:transform="rotate (-1.5707963267949) translate (1.6419354971332cm 3.35732928265467cm)" svg:viewBox="0 0 254 262" draw:points="127,262 0,262 0,0 254,0 254,262">
            <text:p/>
          </draw:polygon>
          <draw:polygon draw:style-name="gr2" draw:text-style-name="P2" draw:layer="layout" svg:width="0.253cm" svg:height="0.224cm" draw:transform="rotate (-1.5707963267949) translate (2.05898913221336cm 4.31122163263153cm)" svg:viewBox="0 0 254 225" draw:points="127,225 0,225 0,0 254,0 254,225">
            <text:p/>
          </draw:polygon>
          <draw:polygon draw:style-name="gr2" draw:text-style-name="P2" draw:layer="layout" svg:width="0.253cm" svg:height="0.261cm" draw:transform="rotate (-1.5707963267949) translate (1.6419354971332cm 4.31122163263153cm)" svg:viewBox="0 0 254 262" draw:points="127,262 0,262 0,0 254,0 254,262">
            <text:p/>
          </draw:polygon>
          <draw:polygon draw:style-name="gr9" draw:text-style-name="P9" draw:layer="layout" svg:width="0.76cm" svg:height="0.939cm" draw:transform="rotate (-1.5707963267949) translate (1.94041505949449cm 3.58249700475222cm)" svg:viewBox="0 0 761 940" draw:points="528,74 499,33 708,33 708,0 33,0 33,33 258,33 229,74 0,74 0,940 761,940 761,74">
            <text:p/>
          </draw:polygon>
          <draw:path draw:style-name="gr13" draw:text-style-name="P13" draw:layer="layout" svg:width="0.164cm" svg:height="0.396cm" draw:transform="rotate (-1.5707963267949) translate (1.51109514102962cm 3.64800034208968cm)" svg:viewBox="0 0 165 397" svg:d="M156 0c8 0 12 4 8 8l-37 376c0 4-8 13-12 13h-66c-4 0-8-9-8-13l-41-376c0-4 4-8 8-8h12c5 0 9 4 9 8l32 344c0 4 5 8 9 8h24c8 0 12-4 12-8l29-344c0-4 8-8 12-8z">
            <text:p/>
          </draw:path>
          <draw:path draw:style-name="gr13" draw:text-style-name="P13" draw:layer="layout" svg:width="0.164cm" svg:height="0.396cm" draw:transform="rotate (-1.5707963267949) translate (1.51109514102962cm 4.11061766203554cm)" svg:viewBox="0 0 165 397" svg:d="M156 0c8 0 12 4 8 8l-37 376c0 4-8 13-12 13h-62c-8 0-12-9-12-13l-41-376c0-4 4-8 8-8h12c5 0 9 4 9 8l32 344c0 4 5 8 9 8h24c4 0 12-4 12-8l29-344c0-4 8-8 12-8z">
            <text:p/>
          </draw:path>
          <draw:polygon draw:style-name="gr14" draw:text-style-name="P14" draw:layer="layout" svg:width="0.052cm" svg:height="0.032cm" draw:transform="rotate (-1.5707963267949) translate (1.18399425077066cm 4.16793308220583cm)" svg:viewBox="0 0 53 33" draw:points="4,33 49,33 53,0 0,0">
            <text:p/>
          </draw:polygon>
          <draw:polygon draw:style-name="gr15" draw:text-style-name="P15" draw:layer="layout" svg:width="0.052cm" svg:height="0.032cm" draw:transform="rotate (-1.5707963267949) translate (1.18399425077066cm 4.16793308220583cm)" svg:viewBox="0 0 53 33" draw:points="53,0 49,33 4,33 0,0">
            <text:p/>
          </draw:polygon>
          <draw:polygon draw:style-name="gr16" draw:text-style-name="P16" draw:layer="layout" svg:width="0.052cm" svg:height="0.015cm" draw:transform="rotate (-1.5707963267949) translate (1.19626053415537cm 4.16793308220583cm)" svg:viewBox="0 0 53 16" draw:points="53,16 53,0 0,0 0,16">
            <text:p/>
          </draw:polygon>
          <draw:polygon draw:style-name="gr14" draw:text-style-name="P14" draw:layer="layout" svg:width="0.052cm" svg:height="0.032cm" draw:transform="rotate (-1.5707963267949) translate (1.18399425077066cm 3.70531576225997cm)" svg:viewBox="0 0 53 33" draw:points="4,33 49,33 53,0 0,0">
            <text:p/>
          </draw:polygon>
          <draw:polygon draw:style-name="gr15" draw:text-style-name="P15" draw:layer="layout" svg:width="0.052cm" svg:height="0.032cm" draw:transform="rotate (-1.5707963267949) translate (1.18399425077066cm 3.70531576225997cm)" svg:viewBox="0 0 53 33" draw:points="53,0 49,33 4,33 0,0">
            <text:p/>
          </draw:polygon>
          <draw:polygon draw:style-name="gr16" draw:text-style-name="P16" draw:layer="layout" svg:width="0.052cm" svg:height="0.015cm" draw:transform="rotate (-1.5707963267949) translate (1.19626053415537cm 3.70122180367637cm)" svg:viewBox="0 0 53 16" draw:points="53,16 53,0 0,0 0,16">
            <text:p/>
          </draw:polygon>
          <draw:polygon draw:style-name="gr15" draw:text-style-name="P15" draw:layer="layout" svg:width="0.2cm" svg:height="0.073cm" draw:transform="rotate (-1.5707963267949) translate (1.45794124636254cm 3.85679222985286cm)" svg:viewBox="0 0 201 74" draw:points="98,74 0,74 0,0 201,0 201,74">
            <text:p/>
          </draw:polygon>
          <draw:polygon draw:style-name="gr16" draw:text-style-name="P16" draw:layer="layout" svg:width="0.2cm" svg:height="0.044cm" draw:transform="rotate (-1.5707963267949) translate (1.49474009651667cm 3.85679222985286cm)" svg:viewBox="0 0 201 45" draw:points="98,45 0,45 0,0 201,0 201,45">
            <text:p/>
          </draw:polygon>
          <draw:path draw:style-name="gr13" draw:text-style-name="P13" draw:layer="layout" svg:width="0.287cm" svg:height="0.49cm" draw:transform="rotate (-1.5707963267949) translate (1.57242655795317cm 3.81994660260053cm)" svg:viewBox="0 0 288 491" svg:d="M29 491c4 0 8-4 8-13l29-413c0-4 4-8 8-8h139c8 0 12 4 12 8l25 413c0 9 4 13 12 13h16c9 0 13-4 9-13l-33-470c0-4-4-8-8-8h-201c-4 0-8 4-12 8l-33 470c0 9 4 13 8 13z">
            <text:p/>
          </draw:path>
          <draw:line draw:style-name="gr17" draw:text-style-name="P14" draw:layer="layout" svg:x1="1.846cm" svg:y1="3.607cm" svg:x2="1.012cm" svg:y2="3.607cm">
            <text:p/>
          </draw:line>
          <draw:line draw:style-name="gr18" draw:text-style-name="P14" draw:layer="layout" svg:x1="1.846cm" svg:y1="4.324cm" svg:x2="1.012cm" svg:y2="4.324cm">
            <text:p/>
          </draw:line>
          <draw:line draw:style-name="gr19" draw:text-style-name="P14" draw:layer="layout" svg:x1="1.9cm" svg:y1="3.865cm" svg:x2="1.9cm" svg:y2="4.057cm">
            <text:p/>
          </draw:line>
        </draw:g>
        <draw:line draw:style-name="gr20" draw:text-style-name="P13" draw:layer="layout" svg:x1="4.211cm" svg:y1="3.23cm" svg:x2="4.211cm" svg:y2="2.644cm">
          <text:p/>
        </draw:line>
        <draw:polygon draw:style-name="gr21" draw:text-style-name="P17" draw:layer="layout" svg:width="4.105cm" svg:height="1.102cm" svg:x="0cm" svg:y="0.851cm" svg:viewBox="0 0 4106 1103" draw:points="2053,1103 0,1103 0,0 4106,0 4106,1103">
          <text:p/>
        </draw:polygon>
        <draw:polygon draw:style-name="gr22" draw:text-style-name="P18" draw:layer="layout" svg:width="4.105cm" svg:height="0.016cm" svg:x="0cm" svg:y="1.938cm" svg:viewBox="0 0 4106 17" draw:points="2053,17 0,17 0,0 4106,0 4106,17">
          <text:p/>
        </draw:polygon>
        <draw:path draw:style-name="gr14" draw:text-style-name="P14" draw:layer="layout" svg:width="0.145cm" svg:height="0.145cm" svg:x="0.075cm" svg:y="2.2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14" draw:text-style-name="P14" draw:layer="layout" svg:width="0.145cm" svg:height="0.145cm" svg:x="0.329cm" svg:y="2.2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14" draw:text-style-name="P14" draw:layer="layout" svg:width="0.145cm" svg:height="0.145cm" svg:x="0.583cm" svg:y="2.2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14" draw:text-style-name="P14" draw:layer="layout" svg:width="0.145cm" svg:height="0.145cm" svg:x="0.837cm" svg:y="2.2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14" draw:text-style-name="P14" draw:layer="layout" svg:width="0.145cm" svg:height="0.145cm" svg:x="3.123cm" svg:y="2.2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14" draw:text-style-name="P14" draw:layer="layout" svg:width="0.145cm" svg:height="0.145cm" svg:x="3.377cm" svg:y="2.2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14" draw:text-style-name="P14" draw:layer="layout" svg:width="0.145cm" svg:height="0.145cm" svg:x="3.631cm" svg:y="2.2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14" draw:text-style-name="P14" draw:layer="layout" svg:width="0.145cm" svg:height="0.145cm" svg:x="3.885cm" svg:y="2.2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olygon draw:style-name="gr4" draw:text-style-name="P4" draw:layer="layout" svg:width="0.081cm" svg:height="0.486cm" svg:x="3.917cm" svg:y="1.869cm" svg:viewBox="0 0 82 487" draw:points="82,404 62,487 20,487 0,404 0,0 82,0">
          <text:p/>
        </draw:polygon>
        <draw:polygon draw:style-name="gr23" draw:text-style-name="P19" draw:layer="layout" svg:width="0.053cm" svg:height="0.023cm" svg:x="3.931cm" svg:y="2.332cm" svg:viewBox="0 0 54 24" draw:points="48,24 54,0 0,0 6,24">
          <text:p/>
        </draw:polygon>
        <draw:polygon draw:style-name="gr4" draw:text-style-name="P4" draw:layer="layout" svg:width="0.081cm" svg:height="0.486cm" svg:x="3.663cm" svg:y="1.869cm" svg:viewBox="0 0 82 487" draw:points="82,404 62,487 20,487 0,404 0,0 82,0">
          <text:p/>
        </draw:polygon>
        <draw:polygon draw:style-name="gr23" draw:text-style-name="P19" draw:layer="layout" svg:width="0.053cm" svg:height="0.023cm" svg:x="3.677cm" svg:y="2.332cm" svg:viewBox="0 0 54 24" draw:points="48,24 54,0 0,0 6,24">
          <text:p/>
        </draw:polygon>
        <draw:polygon draw:style-name="gr4" draw:text-style-name="P4" draw:layer="layout" svg:width="0.081cm" svg:height="0.486cm" svg:x="3.409cm" svg:y="1.869cm" svg:viewBox="0 0 82 487" draw:points="82,404 62,487 20,487 0,404 0,0 82,0">
          <text:p/>
        </draw:polygon>
        <draw:polygon draw:style-name="gr23" draw:text-style-name="P19" draw:layer="layout" svg:width="0.053cm" svg:height="0.023cm" svg:x="3.423cm" svg:y="2.332cm" svg:viewBox="0 0 54 24" draw:points="48,24 54,0 0,0 6,24">
          <text:p/>
        </draw:polygon>
        <draw:polygon draw:style-name="gr4" draw:text-style-name="P4" draw:layer="layout" svg:width="0.081cm" svg:height="0.486cm" svg:x="3.155cm" svg:y="1.869cm" svg:viewBox="0 0 82 487" draw:points="82,404 62,487 20,487 0,404 0,0 82,0">
          <text:p/>
        </draw:polygon>
        <draw:polygon draw:style-name="gr23" draw:text-style-name="P19" draw:layer="layout" svg:width="0.053cm" svg:height="0.023cm" svg:x="3.169cm" svg:y="2.332cm" svg:viewBox="0 0 54 24" draw:points="48,24 54,0 0,0 6,24">
          <text:p/>
        </draw:polygon>
        <draw:polygon draw:style-name="gr4" draw:text-style-name="P4" draw:layer="layout" svg:width="0.081cm" svg:height="0.486cm" svg:x="0.869cm" svg:y="1.869cm" svg:viewBox="0 0 82 487" draw:points="82,404 62,487 20,487 0,404 0,0 82,0">
          <text:p/>
        </draw:polygon>
        <draw:polygon draw:style-name="gr23" draw:text-style-name="P19" draw:layer="layout" svg:width="0.053cm" svg:height="0.023cm" svg:x="0.883cm" svg:y="2.332cm" svg:viewBox="0 0 54 24" draw:points="48,24 54,0 0,0 6,24">
          <text:p/>
        </draw:polygon>
        <draw:polygon draw:style-name="gr4" draw:text-style-name="P4" draw:layer="layout" svg:width="0.081cm" svg:height="0.486cm" svg:x="0.615cm" svg:y="1.869cm" svg:viewBox="0 0 82 487" draw:points="82,404 62,487 20,487 0,404 0,0 82,0">
          <text:p/>
        </draw:polygon>
        <draw:polygon draw:style-name="gr23" draw:text-style-name="P19" draw:layer="layout" svg:width="0.053cm" svg:height="0.023cm" svg:x="0.629cm" svg:y="2.332cm" svg:viewBox="0 0 54 24" draw:points="48,24 54,0 0,0 6,24">
          <text:p/>
        </draw:polygon>
        <draw:polygon draw:style-name="gr4" draw:text-style-name="P4" draw:layer="layout" svg:width="0.081cm" svg:height="0.486cm" svg:x="0.361cm" svg:y="1.869cm" svg:viewBox="0 0 82 487" draw:points="82,404 62,487 20,487 0,404 0,0 82,0">
          <text:p/>
        </draw:polygon>
        <draw:polygon draw:style-name="gr23" draw:text-style-name="P19" draw:layer="layout" svg:width="0.053cm" svg:height="0.023cm" svg:x="0.375cm" svg:y="2.332cm" svg:viewBox="0 0 54 24" draw:points="48,24 54,0 0,0 6,24">
          <text:p/>
        </draw:polygon>
        <draw:polygon draw:style-name="gr4" draw:text-style-name="P4" draw:layer="layout" svg:width="0.081cm" svg:height="0.486cm" svg:x="0.107cm" svg:y="1.869cm" svg:viewBox="0 0 82 487" draw:points="82,404 62,487 20,487 0,404 0,0 82,0">
          <text:p/>
        </draw:polygon>
        <draw:polygon draw:style-name="gr23" draw:text-style-name="P19" draw:layer="layout" svg:width="0.053cm" svg:height="0.023cm" svg:x="0.121cm" svg:y="2.332cm" svg:viewBox="0 0 54 24" draw:points="48,24 54,0 0,0 6,24">
          <text:p/>
        </draw:polygon>
        <draw:polygon draw:style-name="gr24" draw:text-style-name="P20" draw:layer="layout" svg:width="0.145cm" svg:height="0.197cm" svg:x="0.075cm" svg:y="1.744cm" svg:viewBox="0 0 146 198" draw:points="73,198 0,198 0,0 146,0 146,198">
          <text:p/>
        </draw:polygon>
        <draw:polygon draw:style-name="gr24" draw:text-style-name="P20" draw:layer="layout" svg:width="0.145cm" svg:height="0.197cm" svg:x="0.329cm" svg:y="1.744cm" svg:viewBox="0 0 146 198" draw:points="73,198 0,198 0,0 146,0 146,198">
          <text:p/>
        </draw:polygon>
        <draw:polygon draw:style-name="gr24" draw:text-style-name="P20" draw:layer="layout" svg:width="0.145cm" svg:height="0.197cm" svg:x="0.583cm" svg:y="1.744cm" svg:viewBox="0 0 146 198" draw:points="73,198 0,198 0,0 146,0 146,198">
          <text:p/>
        </draw:polygon>
        <draw:polygon draw:style-name="gr24" draw:text-style-name="P20" draw:layer="layout" svg:width="0.145cm" svg:height="0.197cm" svg:x="0.837cm" svg:y="1.744cm" svg:viewBox="0 0 146 198" draw:points="73,198 0,198 0,0 146,0 146,198">
          <text:p/>
        </draw:polygon>
        <draw:polygon draw:style-name="gr24" draw:text-style-name="P20" draw:layer="layout" svg:width="0.145cm" svg:height="0.197cm" svg:x="3.123cm" svg:y="1.744cm" svg:viewBox="0 0 146 198" draw:points="73,198 0,198 0,0 146,0 146,198">
          <text:p/>
        </draw:polygon>
        <draw:polygon draw:style-name="gr24" draw:text-style-name="P20" draw:layer="layout" svg:width="0.145cm" svg:height="0.197cm" svg:x="3.377cm" svg:y="1.744cm" svg:viewBox="0 0 146 198" draw:points="73,198 0,198 0,0 146,0 146,198">
          <text:p/>
        </draw:polygon>
        <draw:polygon draw:style-name="gr24" draw:text-style-name="P20" draw:layer="layout" svg:width="0.145cm" svg:height="0.197cm" svg:x="3.631cm" svg:y="1.744cm" svg:viewBox="0 0 146 198" draw:points="73,198 0,198 0,0 146,0 146,198">
          <text:p/>
        </draw:polygon>
        <draw:polygon draw:style-name="gr24" draw:text-style-name="P20" draw:layer="layout" svg:width="0.145cm" svg:height="0.197cm" svg:x="3.885cm" svg:y="1.744cm" svg:viewBox="0 0 146 198" draw:points="73,198 0,198 0,0 146,0 146,198">
          <text:p/>
        </draw:polygon>
        <draw:polygon draw:style-name="gr25" draw:text-style-name="P21" draw:layer="layout" svg:width="0.123cm" svg:height="0.332cm" svg:x="0.206cm" svg:y="1.148cm" svg:viewBox="0 0 124 333" draw:points="62,333 0,333 0,0 124,0 124,333">
          <text:p/>
        </draw:polygon>
        <draw:polygon draw:style-name="gr25" draw:text-style-name="P21" draw:layer="layout" svg:width="0.123cm" svg:height="0.332cm" svg:x="0.888cm" svg:y="1.148cm" svg:viewBox="0 0 124 333" draw:points="62,333 0,333 0,0 124,0 124,333">
          <text:p/>
        </draw:polygon>
        <draw:polygon draw:style-name="gr26" draw:text-style-name="P22" draw:layer="layout" svg:width="0.24cm" svg:height="0.089cm" svg:x="0.576cm" svg:y="1.085cm" svg:viewBox="0 0 241 90" draw:points="120,90 0,90 0,0 241,0 241,90">
          <text:p/>
        </draw:polygon>
        <draw:polygon draw:style-name="gr27" draw:text-style-name="P23" draw:layer="layout" svg:width="0.24cm" svg:height="0.089cm" svg:x="0.576cm" svg:y="1.226cm" svg:viewBox="0 0 241 90" draw:points="120,90 0,90 0,0 241,0 241,90">
          <text:p/>
        </draw:polygon>
        <draw:polygon draw:style-name="gr26" draw:text-style-name="P22" draw:layer="layout" svg:width="0.24cm" svg:height="0.089cm" svg:x="0.1cm" svg:y="1.56cm" svg:viewBox="0 0 241 90" draw:points="120,90 0,90 0,0 241,0 241,90">
          <text:p/>
        </draw:polygon>
        <draw:polygon draw:style-name="gr26" draw:text-style-name="P22" draw:layer="layout" svg:width="0.24cm" svg:height="0.089cm" svg:x="0.389cm" svg:y="1.56cm" svg:viewBox="0 0 241 90" draw:points="120,90 0,90 0,0 241,0 241,90">
          <text:p/>
        </draw:polygon>
        <draw:polygon draw:style-name="gr28" draw:text-style-name="P24" draw:layer="layout" svg:width="0.24cm" svg:height="0.089cm" svg:x="1.078cm" svg:y="1.239cm" svg:viewBox="0 0 241 90" draw:points="120,90 0,90 0,0 241,0 241,90">
          <text:p/>
        </draw:polygon>
        <draw:polygon draw:style-name="gr26" draw:text-style-name="P22" draw:layer="layout" svg:width="0.24cm" svg:height="0.089cm" svg:x="1.078cm" svg:y="1.403cm" svg:viewBox="0 0 241 90" draw:points="120,90 0,90 0,0 241,0 241,90">
          <text:p/>
        </draw:polygon>
        <draw:polygon draw:style-name="gr29" draw:text-style-name="P25" draw:layer="layout" svg:width="0.24cm" svg:height="0.089cm" svg:x="2.439cm" svg:y="1.516cm" svg:viewBox="0 0 241 90" draw:points="120,90 0,90 0,0 241,0 241,90">
          <text:p/>
        </draw:polygon>
        <draw:polygon draw:style-name="gr28" draw:text-style-name="P24" draw:layer="layout" svg:width="0.24cm" svg:height="0.089cm" svg:x="2.221cm" svg:y="1.358cm" svg:viewBox="0 0 241 90" draw:points="120,90 0,90 0,0 241,0 241,90">
          <text:p/>
        </draw:polygon>
        <draw:polygon draw:style-name="gr29" draw:text-style-name="P25" draw:layer="layout" svg:width="0.24cm" svg:height="0.089cm" svg:x="2.488cm" svg:y="1.358cm" svg:viewBox="0 0 241 90" draw:points="120,90 0,90 0,0 241,0 241,90">
          <text:p/>
        </draw:polygon>
        <draw:polygon draw:style-name="gr27" draw:text-style-name="P23" draw:layer="layout" svg:width="0.24cm" svg:height="0.089cm" svg:x="2.756cm" svg:y="1.297cm" svg:viewBox="0 0 241 90" draw:points="120,90 0,90 0,0 241,0 241,90">
          <text:p/>
        </draw:polygon>
        <draw:polygon draw:style-name="gr29" draw:text-style-name="P25" draw:layer="layout" svg:width="0.24cm" svg:height="0.089cm" svg:x="2.756cm" svg:y="1.436cm" svg:viewBox="0 0 241 90" draw:points="120,90 0,90 0,0 241,0 241,90">
          <text:p/>
        </draw:polygon>
        <draw:polygon draw:style-name="gr26" draw:text-style-name="P22" draw:layer="layout" svg:width="0.24cm" svg:height="0.089cm" svg:x="2.368cm" svg:y="1.174cm" svg:viewBox="0 0 241 90" draw:points="120,90 0,90 0,0 241,0 241,90">
          <text:p/>
        </draw:polygon>
        <draw:polygon draw:style-name="gr26" draw:text-style-name="P22" draw:layer="layout" svg:width="0.24cm" svg:height="0.089cm" svg:x="1.078cm" svg:y="0.944cm" svg:viewBox="0 0 241 90" draw:points="120,90 0,90 0,0 241,0 241,90">
          <text:p/>
        </draw:polygon>
        <draw:polygon draw:style-name="gr29" draw:text-style-name="P25" draw:layer="layout" svg:width="0.24cm" svg:height="0.089cm" svg:x="1.078cm" svg:y="1.085cm" svg:viewBox="0 0 241 90" draw:points="120,90 0,90 0,0 241,0 241,90">
          <text:p/>
        </draw:polygon>
        <draw:polygon draw:style-name="gr29" draw:text-style-name="P25" draw:layer="layout" svg:width="0.35cm" svg:height="0.13cm" svg:x="3.195cm" svg:y="1.539cm" svg:viewBox="0 0 351 131" draw:points="176,131 0,131 0,0 351,0 351,131">
          <text:p/>
        </draw:polygon>
        <draw:polygon draw:style-name="gr29" draw:text-style-name="P25" draw:layer="layout" svg:width="0.24cm" svg:height="0.089cm" svg:x="3.61cm" svg:y="1.56cm" svg:viewBox="0 0 241 90" draw:points="120,90 0,90 0,0 241,0 241,90">
          <text:p/>
        </draw:polygon>
        <draw:polygon draw:style-name="gr26" draw:text-style-name="P22" draw:layer="layout" svg:width="0.24cm" svg:height="0.089cm" svg:x="3.61cm" svg:y="1.436cm" svg:viewBox="0 0 241 90" draw:points="120,90 0,90 0,0 241,0 241,90">
          <text:p/>
        </draw:polygon>
        <draw:polygon draw:style-name="gr26" draw:text-style-name="P22" draw:layer="layout" svg:width="0.089cm" svg:height="0.24cm" svg:x="2.221cm" svg:y="1.043cm" svg:viewBox="0 0 90 241" draw:points="45,241 0,241 0,0 90,0 90,241">
          <text:p/>
        </draw:polygon>
        <draw:polygon draw:style-name="gr29" draw:text-style-name="P25" draw:layer="layout" svg:width="0.089cm" svg:height="0.24cm" svg:x="2.728cm" svg:y="1.649cm" svg:viewBox="0 0 90 241" draw:points="45,241 0,241 0,0 90,0 90,241">
          <text:p/>
        </draw:polygon>
        <draw:polygon draw:style-name="gr29" draw:text-style-name="P25" draw:layer="layout" svg:width="0.089cm" svg:height="0.24cm" svg:x="2.907cm" svg:y="1.649cm" svg:viewBox="0 0 90 241" draw:points="45,241 0,241 0,0 90,0 90,241">
          <text:p/>
        </draw:polygon>
        <draw:polygon draw:style-name="gr29" draw:text-style-name="P25" draw:layer="layout" svg:width="0.089cm" svg:height="0.24cm" svg:x="1.317cm" svg:y="1.649cm" svg:viewBox="0 0 90 241" draw:points="45,241 0,241 0,0 90,0 90,241">
          <text:p/>
        </draw:polygon>
        <draw:polygon draw:style-name="gr26" draw:text-style-name="P22" draw:layer="layout" svg:width="0.089cm" svg:height="0.24cm" svg:x="0.398cm" svg:y="1.265cm" svg:viewBox="0 0 90 241" draw:points="45,241 0,241 0,0 90,0 90,241">
          <text:p/>
        </draw:polygon>
        <draw:polygon draw:style-name="gr27" draw:text-style-name="P23" draw:layer="layout" svg:width="0.24cm" svg:height="0.089cm" svg:x="1.762cm" svg:y="0.9cm" svg:viewBox="0 0 241 90" draw:points="120,90 0,90 0,0 241,0 241,90">
          <text:p/>
        </draw:polygon>
        <draw:polygon draw:style-name="gr26" draw:text-style-name="P22" draw:layer="layout" svg:width="0.24cm" svg:height="0.089cm" svg:x="1.477cm" svg:y="0.9cm" svg:viewBox="0 0 241 90" draw:points="120,90 0,90 0,0 241,0 241,90">
          <text:p/>
        </draw:polygon>
        <draw:polygon draw:style-name="gr26" draw:text-style-name="P22" draw:layer="layout" svg:width="0.24cm" svg:height="0.089cm" svg:x="2.439cm" svg:y="1.657cm" svg:viewBox="0 0 241 90" draw:points="120,90 0,90 0,0 241,0 241,90">
          <text:p/>
        </draw:polygon>
        <draw:polygon draw:style-name="gr26" draw:text-style-name="P22" draw:layer="layout" svg:width="0.24cm" svg:height="0.089cm" svg:x="2.439cm" svg:y="1.781cm" svg:viewBox="0 0 241 90" draw:points="120,90 0,90 0,0 241,0 241,90">
          <text:p/>
        </draw:polygon>
        <draw:polygon draw:style-name="gr27" draw:text-style-name="P23" draw:layer="layout" svg:width="0.24cm" svg:height="0.089cm" svg:x="1.023cm" svg:y="1.657cm" svg:viewBox="0 0 241 90" draw:points="120,90 0,90 0,0 241,0 241,90">
          <text:p/>
        </draw:polygon>
        <draw:polygon draw:style-name="gr27" draw:text-style-name="P23" draw:layer="layout" svg:width="0.24cm" svg:height="0.089cm" svg:x="1.023cm" svg:y="1.799cm" svg:viewBox="0 0 241 90" draw:points="120,90 0,90 0,0 241,0 241,90">
          <text:p/>
        </draw:polygon>
        <draw:polygon draw:style-name="gr25" draw:text-style-name="P21" draw:layer="layout" svg:width="0.123cm" svg:height="0.332cm" svg:x="2.25cm" svg:y="1.553cm" svg:viewBox="0 0 124 333" draw:points="62,333 0,333 0,0 124,0 124,333">
          <text:p/>
        </draw:polygon>
        <draw:polygon draw:style-name="gr29" draw:text-style-name="P25" draw:layer="layout" svg:width="0.358cm" svg:height="0.8cm" svg:x="1.62cm" svg:y="1.085cm" svg:viewBox="0 0 359 801" draw:points="180,801 0,801 0,0 359,0 359,801">
          <text:p/>
        </draw:polygon>
        <draw:path draw:style-name="gr30" draw:text-style-name="P26" draw:layer="layout" svg:width="0.984cm" svg:height="0.499cm" svg:x="3.046cm" svg:y="0.887cm" svg:viewBox="0 0 985 500" svg:d="M985 287c0 117-96 213-212 213h-561c-117 0-212-96-212-213v-75c0-117 95-212 212-212h561c116 0 212 95 212 212z">
          <text:p/>
        </draw:path>
        <draw:path draw:style-name="gr31" draw:text-style-name="P27" draw:layer="layout" svg:width="0.892cm" svg:height="0.452cm" svg:x="3.092cm" svg:y="0.91cm" svg:viewBox="0 0 893 453" svg:d="M893 241c0 116-96 212-212 212h-469c-117 0-212-96-212-212v-29c0-117 95-212 212-212h469c116 0 212 95 212 212z">
          <text:p/>
        </draw:path>
        <draw:polygon draw:style-name="gr32" draw:text-style-name="P28" draw:layer="layout" svg:width="4.105cm" svg:height="0.016cm" svg:x="0cm" svg:y="0.851cm" svg:viewBox="0 0 4106 17" draw:points="2053,17 0,17 0,0 4106,0 4106,17">
          <text:p/>
        </draw:polygon>
        <draw:polygon draw:style-name="gr32" draw:text-style-name="P28" draw:layer="layout" svg:width="0.145cm" svg:height="0.016cm" svg:x="0.075cm" svg:y="1.744cm" svg:viewBox="0 0 146 17" draw:points="73,17 0,17 0,0 146,0 146,17">
          <text:p/>
        </draw:polygon>
        <draw:polygon draw:style-name="gr32" draw:text-style-name="P28" draw:layer="layout" svg:width="0.145cm" svg:height="0.016cm" svg:x="0.329cm" svg:y="1.744cm" svg:viewBox="0 0 146 17" draw:points="73,17 0,17 0,0 146,0 146,17">
          <text:p/>
        </draw:polygon>
        <draw:polygon draw:style-name="gr32" draw:text-style-name="P28" draw:layer="layout" svg:width="0.145cm" svg:height="0.016cm" svg:x="0.583cm" svg:y="1.744cm" svg:viewBox="0 0 146 17" draw:points="73,17 0,17 0,0 146,0 146,17">
          <text:p/>
        </draw:polygon>
        <draw:polygon draw:style-name="gr32" draw:text-style-name="P28" draw:layer="layout" svg:width="0.145cm" svg:height="0.016cm" svg:x="0.837cm" svg:y="1.744cm" svg:viewBox="0 0 146 17" draw:points="73,17 0,17 0,0 146,0 146,17">
          <text:p/>
        </draw:polygon>
        <draw:polygon draw:style-name="gr32" draw:text-style-name="P28" draw:layer="layout" svg:width="0.145cm" svg:height="0.016cm" svg:x="3.123cm" svg:y="1.744cm" svg:viewBox="0 0 146 17" draw:points="73,17 0,17 0,0 146,0 146,17">
          <text:p/>
        </draw:polygon>
        <draw:polygon draw:style-name="gr32" draw:text-style-name="P28" draw:layer="layout" svg:width="0.145cm" svg:height="0.016cm" svg:x="3.377cm" svg:y="1.744cm" svg:viewBox="0 0 146 17" draw:points="73,17 0,17 0,0 146,0 146,17">
          <text:p/>
        </draw:polygon>
        <draw:polygon draw:style-name="gr32" draw:text-style-name="P28" draw:layer="layout" svg:width="0.145cm" svg:height="0.016cm" svg:x="3.631cm" svg:y="1.744cm" svg:viewBox="0 0 146 17" draw:points="73,17 0,17 0,0 146,0 146,17">
          <text:p/>
        </draw:polygon>
        <draw:polygon draw:style-name="gr32" draw:text-style-name="P28" draw:layer="layout" svg:width="0.145cm" svg:height="0.016cm" svg:x="3.885cm" svg:y="1.744cm" svg:viewBox="0 0 146 17" draw:points="73,17 0,17 0,0 146,0 146,17">
          <text:p/>
        </draw:polygon>
        <draw:polygon draw:style-name="gr32" draw:text-style-name="P28" draw:layer="layout" svg:width="0.123cm" svg:height="0.016cm" svg:x="0.206cm" svg:y="1.148cm" svg:viewBox="0 0 124 17" draw:points="62,17 0,17 0,0 124,0 124,17">
          <text:p/>
        </draw:polygon>
        <draw:polygon draw:style-name="gr32" draw:text-style-name="P28" draw:layer="layout" svg:width="0.123cm" svg:height="0.016cm" svg:x="0.888cm" svg:y="1.148cm" svg:viewBox="0 0 124 17" draw:points="62,17 0,17 0,0 124,0 124,17">
          <text:p/>
        </draw:polygon>
        <draw:polygon draw:style-name="gr32" draw:text-style-name="P28" draw:layer="layout" svg:width="0.24cm" svg:height="0.016cm" svg:x="0.576cm" svg:y="1.085cm" svg:viewBox="0 0 241 17" draw:points="120,17 0,17 0,0 241,0 241,17">
          <text:p/>
        </draw:polygon>
        <draw:polygon draw:style-name="gr32" draw:text-style-name="P28" draw:layer="layout" svg:width="0.24cm" svg:height="0.016cm" svg:x="0.576cm" svg:y="1.226cm" svg:viewBox="0 0 241 17" draw:points="120,17 0,17 0,0 241,0 241,17">
          <text:p/>
        </draw:polygon>
        <draw:polygon draw:style-name="gr32" draw:text-style-name="P28" draw:layer="layout" svg:width="0.24cm" svg:height="0.016cm" svg:x="0.1cm" svg:y="1.56cm" svg:viewBox="0 0 241 17" draw:points="120,17 0,17 0,0 241,0 241,17">
          <text:p/>
        </draw:polygon>
        <draw:polygon draw:style-name="gr32" draw:text-style-name="P28" draw:layer="layout" svg:width="0.24cm" svg:height="0.016cm" svg:x="0.389cm" svg:y="1.56cm" svg:viewBox="0 0 241 17" draw:points="120,17 0,17 0,0 241,0 241,17">
          <text:p/>
        </draw:polygon>
        <draw:polygon draw:style-name="gr32" draw:text-style-name="P28" draw:layer="layout" svg:width="0.24cm" svg:height="0.016cm" svg:x="1.078cm" svg:y="1.239cm" svg:viewBox="0 0 241 17" draw:points="120,17 0,17 0,0 241,0 241,17">
          <text:p/>
        </draw:polygon>
        <draw:polygon draw:style-name="gr32" draw:text-style-name="P28" draw:layer="layout" svg:width="0.24cm" svg:height="0.016cm" svg:x="1.078cm" svg:y="1.403cm" svg:viewBox="0 0 241 17" draw:points="120,17 0,17 0,0 241,0 241,17">
          <text:p/>
        </draw:polygon>
        <draw:polygon draw:style-name="gr32" draw:text-style-name="P28" draw:layer="layout" svg:width="0.24cm" svg:height="0.016cm" svg:x="2.439cm" svg:y="1.516cm" svg:viewBox="0 0 241 17" draw:points="120,17 0,17 0,0 241,0 241,17">
          <text:p/>
        </draw:polygon>
        <draw:polygon draw:style-name="gr32" draw:text-style-name="P28" draw:layer="layout" svg:width="0.24cm" svg:height="0.016cm" svg:x="2.221cm" svg:y="1.358cm" svg:viewBox="0 0 241 17" draw:points="120,17 0,17 0,0 241,0 241,17">
          <text:p/>
        </draw:polygon>
        <draw:polygon draw:style-name="gr32" draw:text-style-name="P28" draw:layer="layout" svg:width="0.24cm" svg:height="0.016cm" svg:x="2.488cm" svg:y="1.358cm" svg:viewBox="0 0 241 17" draw:points="120,17 0,17 0,0 241,0 241,17">
          <text:p/>
        </draw:polygon>
        <draw:polygon draw:style-name="gr32" draw:text-style-name="P28" draw:layer="layout" svg:width="0.24cm" svg:height="0.016cm" svg:x="2.756cm" svg:y="1.297cm" svg:viewBox="0 0 241 17" draw:points="120,17 0,17 0,0 241,0 241,17">
          <text:p/>
        </draw:polygon>
        <draw:polygon draw:style-name="gr32" draw:text-style-name="P28" draw:layer="layout" svg:width="0.24cm" svg:height="0.016cm" svg:x="2.756cm" svg:y="1.436cm" svg:viewBox="0 0 241 17" draw:points="120,17 0,17 0,0 241,0 241,17">
          <text:p/>
        </draw:polygon>
        <draw:polygon draw:style-name="gr32" draw:text-style-name="P28" draw:layer="layout" svg:width="0.24cm" svg:height="0.016cm" svg:x="2.368cm" svg:y="1.174cm" svg:viewBox="0 0 241 17" draw:points="120,17 0,17 0,0 241,0 241,17">
          <text:p/>
        </draw:polygon>
        <draw:polygon draw:style-name="gr32" draw:text-style-name="P28" draw:layer="layout" svg:width="0.24cm" svg:height="0.016cm" svg:x="1.078cm" svg:y="0.944cm" svg:viewBox="0 0 241 17" draw:points="120,17 0,17 0,0 241,0 241,17">
          <text:p/>
        </draw:polygon>
        <draw:polygon draw:style-name="gr32" draw:text-style-name="P28" draw:layer="layout" svg:width="0.24cm" svg:height="0.016cm" svg:x="1.078cm" svg:y="1.085cm" svg:viewBox="0 0 241 17" draw:points="120,17 0,17 0,0 241,0 241,17">
          <text:p/>
        </draw:polygon>
        <draw:polygon draw:style-name="gr32" draw:text-style-name="P28" draw:layer="layout" svg:width="0.35cm" svg:height="0.016cm" svg:x="3.195cm" svg:y="1.539cm" svg:viewBox="0 0 351 17" draw:points="176,17 0,17 0,0 351,0 351,17">
          <text:p/>
        </draw:polygon>
        <draw:polygon draw:style-name="gr32" draw:text-style-name="P28" draw:layer="layout" svg:width="0.24cm" svg:height="0.016cm" svg:x="3.61cm" svg:y="1.56cm" svg:viewBox="0 0 241 17" draw:points="120,17 0,17 0,0 241,0 241,17">
          <text:p/>
        </draw:polygon>
        <draw:polygon draw:style-name="gr32" draw:text-style-name="P28" draw:layer="layout" svg:width="0.24cm" svg:height="0.016cm" svg:x="3.61cm" svg:y="1.436cm" svg:viewBox="0 0 241 17" draw:points="120,17 0,17 0,0 241,0 241,17">
          <text:p/>
        </draw:polygon>
        <draw:polygon draw:style-name="gr32" draw:text-style-name="P28" draw:layer="layout" svg:width="0.089cm" svg:height="0.016cm" svg:x="2.221cm" svg:y="1.043cm" svg:viewBox="0 0 90 17" draw:points="45,17 0,17 0,0 90,0 90,17">
          <text:p/>
        </draw:polygon>
        <draw:polygon draw:style-name="gr32" draw:text-style-name="P28" draw:layer="layout" svg:width="0.089cm" svg:height="0.016cm" svg:x="2.728cm" svg:y="1.649cm" svg:viewBox="0 0 90 17" draw:points="45,17 0,17 0,0 90,0 90,17">
          <text:p/>
        </draw:polygon>
        <draw:polygon draw:style-name="gr32" draw:text-style-name="P28" draw:layer="layout" svg:width="0.089cm" svg:height="0.016cm" svg:x="2.907cm" svg:y="1.649cm" svg:viewBox="0 0 90 17" draw:points="45,17 0,17 0,0 90,0 90,17">
          <text:p/>
        </draw:polygon>
        <draw:polygon draw:style-name="gr32" draw:text-style-name="P28" draw:layer="layout" svg:width="0.089cm" svg:height="0.016cm" svg:x="1.317cm" svg:y="1.649cm" svg:viewBox="0 0 90 17" draw:points="45,17 0,17 0,0 90,0 90,17">
          <text:p/>
        </draw:polygon>
        <draw:polygon draw:style-name="gr32" draw:text-style-name="P28" draw:layer="layout" svg:width="0.089cm" svg:height="0.016cm" svg:x="0.398cm" svg:y="1.265cm" svg:viewBox="0 0 90 17" draw:points="45,17 0,17 0,0 90,0 90,17">
          <text:p/>
        </draw:polygon>
        <draw:polygon draw:style-name="gr32" draw:text-style-name="P28" draw:layer="layout" svg:width="0.24cm" svg:height="0.016cm" svg:x="1.762cm" svg:y="0.9cm" svg:viewBox="0 0 241 17" draw:points="120,17 0,17 0,0 241,0 241,17">
          <text:p/>
        </draw:polygon>
        <draw:polygon draw:style-name="gr32" draw:text-style-name="P28" draw:layer="layout" svg:width="0.24cm" svg:height="0.016cm" svg:x="1.477cm" svg:y="0.9cm" svg:viewBox="0 0 241 17" draw:points="120,17 0,17 0,0 241,0 241,17">
          <text:p/>
        </draw:polygon>
        <draw:polygon draw:style-name="gr32" draw:text-style-name="P28" draw:layer="layout" svg:width="0.24cm" svg:height="0.016cm" svg:x="2.439cm" svg:y="1.657cm" svg:viewBox="0 0 241 17" draw:points="120,17 0,17 0,0 241,0 241,17">
          <text:p/>
        </draw:polygon>
        <draw:polygon draw:style-name="gr32" draw:text-style-name="P28" draw:layer="layout" svg:width="0.24cm" svg:height="0.016cm" svg:x="2.439cm" svg:y="1.781cm" svg:viewBox="0 0 241 17" draw:points="120,17 0,17 0,0 241,0 241,17">
          <text:p/>
        </draw:polygon>
        <draw:polygon draw:style-name="gr32" draw:text-style-name="P28" draw:layer="layout" svg:width="0.24cm" svg:height="0.016cm" svg:x="1.023cm" svg:y="1.657cm" svg:viewBox="0 0 241 17" draw:points="120,17 0,17 0,0 241,0 241,17">
          <text:p/>
        </draw:polygon>
        <draw:polygon draw:style-name="gr32" draw:text-style-name="P28" draw:layer="layout" svg:width="0.24cm" svg:height="0.016cm" svg:x="1.023cm" svg:y="1.799cm" svg:viewBox="0 0 241 17" draw:points="120,17 0,17 0,0 241,0 241,17">
          <text:p/>
        </draw:polygon>
        <draw:polygon draw:style-name="gr32" draw:text-style-name="P28" draw:layer="layout" svg:width="0.123cm" svg:height="0.016cm" svg:x="2.25cm" svg:y="1.553cm" svg:viewBox="0 0 124 17" draw:points="62,17 0,17 0,0 124,0 124,17">
          <text:p/>
        </draw:polygon>
        <draw:polygon draw:style-name="gr32" draw:text-style-name="P28" draw:layer="layout" svg:width="0.358cm" svg:height="0.016cm" svg:x="1.62cm" svg:y="1.085cm" svg:viewBox="0 0 359 17" draw:points="180,17 0,17 0,0 359,0 359,17">
          <text:p/>
        </draw:polygon>
        <draw:path draw:style-name="gr32" draw:text-style-name="P28" draw:layer="layout" svg:width="0.984cm" svg:height="0.227cm" svg:x="3.046cm" svg:y="0.887cm" svg:viewBox="0 0 985 228" svg:d="M985 228c0-116-96-212-212-212h-561c-117 0-212 96-212 212v-15c0-117 95-213 212-213h561c116 0 212 96 212 213z">
          <text:p/>
        </draw:path>
        <draw:path draw:style-name="gr32" draw:text-style-name="P28" draw:layer="layout" svg:width="0.892cm" svg:height="0.227cm" svg:x="3.092cm" svg:y="0.91cm" svg:viewBox="0 0 893 228" svg:d="M893 228c0-116-96-212-212-212h-469c-117 0-212 96-212 212v-15c0-117 95-213 212-213h469c116 0 212 96 212 213z">
          <text:p/>
        </draw:path>
        <draw:polygon draw:style-name="gr32" draw:text-style-name="P28" draw:layer="layout" svg:width="4.105cm" svg:height="0.016cm" svg:x="0cm" svg:y="0.851cm" svg:viewBox="0 0 4106 17" draw:points="2053,17 0,17 0,0 4106,0 4106,17">
          <text:p/>
        </draw:polygon>
        <draw:polygon draw:style-name="gr22" draw:text-style-name="P18" draw:layer="layout" svg:width="0.145cm" svg:height="0.016cm" svg:x="0.075cm" svg:y="1.926cm" svg:viewBox="0 0 146 17" draw:points="73,17 0,17 0,0 146,0 146,17">
          <text:p/>
        </draw:polygon>
        <draw:polygon draw:style-name="gr22" draw:text-style-name="P18" draw:layer="layout" svg:width="0.145cm" svg:height="0.016cm" svg:x="0.329cm" svg:y="1.926cm" svg:viewBox="0 0 146 17" draw:points="73,17 0,17 0,0 146,0 146,17">
          <text:p/>
        </draw:polygon>
        <draw:polygon draw:style-name="gr22" draw:text-style-name="P18" draw:layer="layout" svg:width="0.145cm" svg:height="0.016cm" svg:x="0.583cm" svg:y="1.926cm" svg:viewBox="0 0 146 17" draw:points="73,17 0,17 0,0 146,0 146,17">
          <text:p/>
        </draw:polygon>
        <draw:polygon draw:style-name="gr22" draw:text-style-name="P18" draw:layer="layout" svg:width="0.145cm" svg:height="0.016cm" svg:x="0.837cm" svg:y="1.926cm" svg:viewBox="0 0 146 17" draw:points="73,17 0,17 0,0 146,0 146,17">
          <text:p/>
        </draw:polygon>
        <draw:polygon draw:style-name="gr22" draw:text-style-name="P18" draw:layer="layout" svg:width="0.145cm" svg:height="0.016cm" svg:x="3.123cm" svg:y="1.926cm" svg:viewBox="0 0 146 17" draw:points="73,17 0,17 0,0 146,0 146,17">
          <text:p/>
        </draw:polygon>
        <draw:polygon draw:style-name="gr22" draw:text-style-name="P18" draw:layer="layout" svg:width="0.145cm" svg:height="0.016cm" svg:x="3.377cm" svg:y="1.926cm" svg:viewBox="0 0 146 17" draw:points="73,17 0,17 0,0 146,0 146,17">
          <text:p/>
        </draw:polygon>
        <draw:polygon draw:style-name="gr22" draw:text-style-name="P18" draw:layer="layout" svg:width="0.145cm" svg:height="0.016cm" svg:x="3.631cm" svg:y="1.926cm" svg:viewBox="0 0 146 17" draw:points="73,17 0,17 0,0 146,0 146,17">
          <text:p/>
        </draw:polygon>
        <draw:polygon draw:style-name="gr22" draw:text-style-name="P18" draw:layer="layout" svg:width="0.145cm" svg:height="0.016cm" svg:x="3.885cm" svg:y="1.926cm" svg:viewBox="0 0 146 17" draw:points="73,17 0,17 0,0 146,0 146,17">
          <text:p/>
        </draw:polygon>
        <draw:polygon draw:style-name="gr32" draw:text-style-name="P28" draw:layer="layout" svg:width="0.123cm" svg:height="0.016cm" svg:x="0.206cm" svg:y="1.148cm" svg:viewBox="0 0 124 17" draw:points="62,17 0,17 0,0 124,0 124,17">
          <text:p/>
        </draw:polygon>
        <draw:polygon draw:style-name="gr32" draw:text-style-name="P28" draw:layer="layout" svg:width="0.123cm" svg:height="0.016cm" svg:x="0.206cm" svg:y="1.465cm" svg:viewBox="0 0 124 17" draw:points="62,17 0,17 0,0 124,0 124,17">
          <text:p/>
        </draw:polygon>
        <draw:polygon draw:style-name="gr22" draw:text-style-name="P18" draw:layer="layout" svg:width="0.123cm" svg:height="0.016cm" svg:x="0.888cm" svg:y="1.465cm" svg:viewBox="0 0 124 17" draw:points="62,17 0,17 0,0 124,0 124,17">
          <text:p/>
        </draw:polygon>
        <draw:polygon draw:style-name="gr22" draw:text-style-name="P18" draw:layer="layout" svg:width="0.24cm" svg:height="0.016cm" svg:x="0.576cm" svg:y="1.159cm" svg:viewBox="0 0 241 17" draw:points="120,17 0,17 0,0 241,0 241,17">
          <text:p/>
        </draw:polygon>
        <draw:polygon draw:style-name="gr22" draw:text-style-name="P18" draw:layer="layout" svg:width="0.24cm" svg:height="0.016cm" svg:x="0.576cm" svg:y="1.3cm" svg:viewBox="0 0 241 17" draw:points="120,17 0,17 0,0 241,0 241,17">
          <text:p/>
        </draw:polygon>
        <draw:polygon draw:style-name="gr22" draw:text-style-name="P18" draw:layer="layout" svg:width="0.24cm" svg:height="0.016cm" svg:x="0.1cm" svg:y="1.633cm" svg:viewBox="0 0 241 17" draw:points="120,17 0,17 0,0 241,0 241,17">
          <text:p/>
        </draw:polygon>
        <draw:polygon draw:style-name="gr22" draw:text-style-name="P18" draw:layer="layout" svg:width="0.24cm" svg:height="0.016cm" svg:x="0.389cm" svg:y="1.633cm" svg:viewBox="0 0 241 17" draw:points="120,17 0,17 0,0 241,0 241,17">
          <text:p/>
        </draw:polygon>
        <draw:polygon draw:style-name="gr32" draw:text-style-name="P28" draw:layer="layout" svg:width="0.24cm" svg:height="0.016cm" svg:x="1.078cm" svg:y="1.239cm" svg:viewBox="0 0 241 17" draw:points="120,17 0,17 0,0 241,0 241,17">
          <text:p/>
        </draw:polygon>
        <draw:polygon draw:style-name="gr22" draw:text-style-name="P18" draw:layer="layout" svg:width="0.24cm" svg:height="0.016cm" svg:x="1.078cm" svg:y="1.476cm" svg:viewBox="0 0 241 17" draw:points="120,17 0,17 0,0 241,0 241,17">
          <text:p/>
        </draw:polygon>
        <draw:polygon draw:style-name="gr22" draw:text-style-name="P18" draw:layer="layout" svg:width="0.24cm" svg:height="0.016cm" svg:x="2.439cm" svg:y="1.589cm" svg:viewBox="0 0 241 17" draw:points="120,17 0,17 0,0 241,0 241,17">
          <text:p/>
        </draw:polygon>
        <draw:polygon draw:style-name="gr22" draw:text-style-name="P18" draw:layer="layout" svg:width="0.24cm" svg:height="0.016cm" svg:x="2.221cm" svg:y="1.432cm" svg:viewBox="0 0 241 17" draw:points="120,17 0,17 0,0 241,0 241,17">
          <text:p/>
        </draw:polygon>
        <draw:polygon draw:style-name="gr22" draw:text-style-name="P18" draw:layer="layout" svg:width="0.24cm" svg:height="0.016cm" svg:x="2.488cm" svg:y="1.432cm" svg:viewBox="0 0 241 17" draw:points="120,17 0,17 0,0 241,0 241,17">
          <text:p/>
        </draw:polygon>
        <draw:polygon draw:style-name="gr22" draw:text-style-name="P18" draw:layer="layout" svg:width="0.24cm" svg:height="0.016cm" svg:x="2.756cm" svg:y="1.37cm" svg:viewBox="0 0 241 17" draw:points="120,17 0,17 0,0 241,0 241,17">
          <text:p/>
        </draw:polygon>
        <draw:polygon draw:style-name="gr22" draw:text-style-name="P18" draw:layer="layout" svg:width="0.24cm" svg:height="0.016cm" svg:x="2.756cm" svg:y="1.51cm" svg:viewBox="0 0 241 17" draw:points="120,17 0,17 0,0 241,0 241,17">
          <text:p/>
        </draw:polygon>
        <draw:polygon draw:style-name="gr22" draw:text-style-name="P18" draw:layer="layout" svg:width="0.24cm" svg:height="0.016cm" svg:x="2.368cm" svg:y="1.247cm" svg:viewBox="0 0 241 17" draw:points="120,17 0,17 0,0 241,0 241,17">
          <text:p/>
        </draw:polygon>
        <draw:polygon draw:style-name="gr22" draw:text-style-name="P18" draw:layer="layout" svg:width="0.24cm" svg:height="0.016cm" svg:x="1.078cm" svg:y="1.017cm" svg:viewBox="0 0 241 17" draw:points="120,17 0,17 0,0 241,0 241,17">
          <text:p/>
        </draw:polygon>
        <draw:polygon draw:style-name="gr22" draw:text-style-name="P18" draw:layer="layout" svg:width="0.24cm" svg:height="0.016cm" svg:x="1.078cm" svg:y="1.159cm" svg:viewBox="0 0 241 17" draw:points="120,17 0,17 0,0 241,0 241,17">
          <text:p/>
        </draw:polygon>
        <draw:polygon draw:style-name="gr22" draw:text-style-name="P18" draw:layer="layout" svg:width="0.35cm" svg:height="0.016cm" svg:x="3.195cm" svg:y="1.653cm" svg:viewBox="0 0 351 17" draw:points="176,17 0,17 0,0 351,0 351,17">
          <text:p/>
        </draw:polygon>
        <draw:polygon draw:style-name="gr22" draw:text-style-name="P18" draw:layer="layout" svg:width="0.24cm" svg:height="0.016cm" svg:x="3.61cm" svg:y="1.633cm" svg:viewBox="0 0 241 17" draw:points="120,17 0,17 0,0 241,0 241,17">
          <text:p/>
        </draw:polygon>
        <draw:polygon draw:style-name="gr22" draw:text-style-name="P18" draw:layer="layout" svg:width="0.24cm" svg:height="0.016cm" svg:x="3.61cm" svg:y="1.51cm" svg:viewBox="0 0 241 17" draw:points="120,17 0,17 0,0 241,0 241,17">
          <text:p/>
        </draw:polygon>
        <draw:polygon draw:style-name="gr22" draw:text-style-name="P18" draw:layer="layout" svg:width="0.089cm" svg:height="0.016cm" svg:x="2.221cm" svg:y="1.266cm" svg:viewBox="0 0 90 17" draw:points="45,17 0,17 0,0 90,0 90,17">
          <text:p/>
        </draw:polygon>
        <draw:polygon draw:style-name="gr22" draw:text-style-name="P18" draw:layer="layout" svg:width="0.089cm" svg:height="0.016cm" svg:x="2.728cm" svg:y="1.872cm" svg:viewBox="0 0 90 17" draw:points="45,17 0,17 0,0 90,0 90,17">
          <text:p/>
        </draw:polygon>
        <draw:polygon draw:style-name="gr22" draw:text-style-name="P18" draw:layer="layout" svg:width="0.089cm" svg:height="0.016cm" svg:x="2.907cm" svg:y="1.872cm" svg:viewBox="0 0 90 17" draw:points="45,17 0,17 0,0 90,0 90,17">
          <text:p/>
        </draw:polygon>
        <draw:polygon draw:style-name="gr22" draw:text-style-name="P18" draw:layer="layout" svg:width="0.089cm" svg:height="0.016cm" svg:x="1.317cm" svg:y="1.872cm" svg:viewBox="0 0 90 17" draw:points="45,17 0,17 0,0 90,0 90,17">
          <text:p/>
        </draw:polygon>
        <draw:polygon draw:style-name="gr22" draw:text-style-name="P18" draw:layer="layout" svg:width="0.089cm" svg:height="0.016cm" svg:x="0.398cm" svg:y="1.489cm" svg:viewBox="0 0 90 17" draw:points="45,17 0,17 0,0 90,0 90,17">
          <text:p/>
        </draw:polygon>
        <draw:polygon draw:style-name="gr22" draw:text-style-name="P18" draw:layer="layout" svg:width="0.24cm" svg:height="0.016cm" svg:x="1.762cm" svg:y="0.973cm" svg:viewBox="0 0 241 17" draw:points="120,17 0,17 0,0 241,0 241,17">
          <text:p/>
        </draw:polygon>
        <draw:polygon draw:style-name="gr22" draw:text-style-name="P18" draw:layer="layout" svg:width="0.24cm" svg:height="0.016cm" svg:x="1.477cm" svg:y="0.973cm" svg:viewBox="0 0 241 17" draw:points="120,17 0,17 0,0 241,0 241,17">
          <text:p/>
        </draw:polygon>
        <draw:polygon draw:style-name="gr22" draw:text-style-name="P18" draw:layer="layout" svg:width="0.24cm" svg:height="0.016cm" svg:x="2.439cm" svg:y="1.73cm" svg:viewBox="0 0 241 17" draw:points="120,17 0,17 0,0 241,0 241,17">
          <text:p/>
        </draw:polygon>
        <draw:polygon draw:style-name="gr22" draw:text-style-name="P18" draw:layer="layout" svg:width="0.24cm" svg:height="0.016cm" svg:x="2.439cm" svg:y="1.854cm" svg:viewBox="0 0 241 17" draw:points="120,17 0,17 0,0 241,0 241,17">
          <text:p/>
        </draw:polygon>
        <draw:polygon draw:style-name="gr22" draw:text-style-name="P18" draw:layer="layout" svg:width="0.24cm" svg:height="0.016cm" svg:x="1.023cm" svg:y="1.73cm" svg:viewBox="0 0 241 17" draw:points="120,17 0,17 0,0 241,0 241,17">
          <text:p/>
        </draw:polygon>
        <draw:polygon draw:style-name="gr22" draw:text-style-name="P18" draw:layer="layout" svg:width="0.24cm" svg:height="0.016cm" svg:x="1.023cm" svg:y="1.872cm" svg:viewBox="0 0 241 17" draw:points="120,17 0,17 0,0 241,0 241,17">
          <text:p/>
        </draw:polygon>
        <draw:polygon draw:style-name="gr22" draw:text-style-name="P18" draw:layer="layout" svg:width="0.123cm" svg:height="0.016cm" svg:x="2.25cm" svg:y="1.869cm" svg:viewBox="0 0 124 17" draw:points="62,17 0,17 0,0 124,0 124,17">
          <text:p/>
        </draw:polygon>
        <draw:polygon draw:style-name="gr22" draw:text-style-name="P18" draw:layer="layout" svg:width="0.358cm" svg:height="0.016cm" svg:x="1.62cm" svg:y="1.885cm" svg:viewBox="0 0 359 17" draw:points="180,17 0,17 0,0 359,0 359,17">
          <text:p/>
        </draw:polygon>
        <draw:path draw:style-name="gr22" draw:text-style-name="P18" draw:layer="layout" svg:width="0.984cm" svg:height="0.227cm" svg:x="3.046cm" svg:y="1.16cm" svg:viewBox="0 0 985 228" svg:d="M0 0c0 117 95 213 212 213h561c116 0 212-96 212-213v16c0 117-96 212-212 212h-561c-117 0-212-95-212-212z">
          <text:p/>
        </draw:path>
        <draw:path draw:style-name="gr22" draw:text-style-name="P18" draw:layer="layout" svg:width="0.892cm" svg:height="0.227cm" svg:x="3.092cm" svg:y="1.137cm" svg:viewBox="0 0 893 228" svg:d="M0 0c0 117 95 213 212 213h469c116 0 212-96 212-213v16c0 117-96 212-212 212h-469c-117 0-212-95-212-212z">
          <text:p/>
        </draw:path>
        <draw:path draw:style-name="gr14" draw:text-style-name="P14" draw:layer="layout" svg:width="0.145cm" svg:height="0.145cm" svg:x="4.901cm" svg:y="2.11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14" draw:text-style-name="P14" draw:layer="layout" svg:width="0.145cm" svg:height="0.145cm" svg:x="5.155cm" svg:y="2.112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14" draw:text-style-name="P14" draw:layer="layout" svg:width="0.145cm" svg:height="0.145cm" svg:x="5.409cm" svg:y="2.11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14" draw:text-style-name="P14" draw:layer="layout" svg:width="0.145cm" svg:height="0.145cm" svg:x="5.663cm" svg:y="2.112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21" draw:text-style-name="P17" draw:layer="layout" svg:width="1.311cm" svg:height="1.931cm" svg:x="4.548cm" svg:y="0cm" svg:viewBox="0 0 1312 1932" svg:d="M0 0v1932h1312v-1932zM93 1868c-25 0-46-21-46-46s21-45 46-45 45 20 45 45-20 46-45 46zM93 457c-25 0-46-20-46-45s21-46 46-46 45 21 45 46-20 45-45 45zM93 299c-25 0-46-20-46-45s21-46 46-46 45 21 45 46-20 45-45 45zM93 145c-25 0-46-21-46-46s21-45 46-45 45 20 45 45-20 46-45 46zM279 145c-25 0-46-21-46-46s21-45 46-45 45 20 45 45-20 46-45 46zM467 145c-25 0-46-21-46-46s21-45 46-45 45 20 45 45-20 46-45 46zM642 145c-25 0-46-21-46-46s21-45 46-45 45 20 45 45-20 46-45 46zM833 145c-26 0-46-21-46-46s20-45 46-45c25 0 45 20 45 45s-20 46-45 46zM1033 145c-26 0-46-21-46-46s20-45 46-45c25 0 45 20 45 45s-20 46-45 46zM1219 299c-25 0-46-20-46-45s21-46 46-46 45 21 45 46-20 45-45 45zM1219 145c-25 0-46-21-46-46s21-45 46-45 45 20 45 45-20 46-45 46z">
          <text:p/>
        </draw:path>
        <draw:polygon draw:style-name="gr25" draw:text-style-name="P21" draw:layer="layout" svg:width="0.326cm" svg:height="0.128cm" svg:x="4.935cm" svg:y="0.476cm" svg:viewBox="0 0 327 129" draw:points="164,129 0,129 0,0 327,0 327,129">
          <text:p/>
        </draw:polygon>
        <draw:polygon draw:style-name="gr25" draw:text-style-name="P21" draw:layer="layout" svg:width="0.123cm" svg:height="0.326cm" svg:x="4.936cm" svg:y="1.197cm" svg:viewBox="0 0 124 327" draw:points="62,327 0,327 0,0 124,0 124,327">
          <text:p/>
        </draw:polygon>
        <draw:polygon draw:style-name="gr25" draw:text-style-name="P21" draw:layer="layout" svg:width="0.123cm" svg:height="0.326cm" svg:x="4.692cm" svg:y="1.197cm" svg:viewBox="0 0 124 327" draw:points="62,327 0,327 0,0 124,0 124,327">
          <text:p/>
        </draw:polygon>
        <draw:polygon draw:style-name="gr29" draw:text-style-name="P25" draw:layer="layout" svg:width="0.286cm" svg:height="0.123cm" svg:x="5.23cm" svg:y="0.736cm" svg:viewBox="0 0 287 124" draw:points="143,124 0,124 0,0 287,0 287,124">
          <text:p/>
        </draw:polygon>
        <draw:polygon draw:style-name="gr29" draw:text-style-name="P25" draw:layer="layout" svg:width="0.123cm" svg:height="0.286cm" svg:x="5.16cm" svg:y="1.122cm" svg:viewBox="0 0 124 287" draw:points="62,287 0,287 0,0 124,0 124,287">
          <text:p/>
        </draw:polygon>
        <draw:polygon draw:style-name="gr29" draw:text-style-name="P25" draw:layer="layout" svg:width="0.286cm" svg:height="0.123cm" svg:x="5.476cm" svg:y="1.203cm" svg:viewBox="0 0 287 124" draw:points="143,124 0,124 0,0 287,0 287,124">
          <text:p/>
        </draw:polygon>
        <draw:polygon draw:style-name="gr27" draw:text-style-name="P23" draw:layer="layout" svg:width="0.178cm" svg:height="0.071cm" svg:x="5.552cm" svg:y="0.86cm" svg:viewBox="0 0 179 72" draw:points="90,72 0,72 0,0 179,0 179,72">
          <text:p/>
        </draw:polygon>
        <draw:polygon draw:style-name="gr26" draw:text-style-name="P22" draw:layer="layout" svg:width="0.178cm" svg:height="0.071cm" svg:x="4.666cm" svg:y="0.527cm" svg:viewBox="0 0 179 72" draw:points="90,72 0,72 0,0 179,0 179,72">
          <text:p/>
        </draw:polygon>
        <draw:polygon draw:style-name="gr26" draw:text-style-name="P22" draw:layer="layout" svg:width="0.178cm" svg:height="0.071cm" svg:x="5.354cm" svg:y="0.505cm" svg:viewBox="0 0 179 72" draw:points="90,72 0,72 0,0 179,0 179,72">
          <text:p/>
        </draw:polygon>
        <draw:polygon draw:style-name="gr26" draw:text-style-name="P22" draw:layer="layout" svg:width="0.178cm" svg:height="0.066cm" svg:x="5.552cm" svg:y="1.01cm" svg:viewBox="0 0 179 67" draw:points="90,67 0,67 0,0 179,0 179,67">
          <text:p/>
        </draw:polygon>
        <draw:polygon draw:style-name="gr26" draw:text-style-name="P22" draw:layer="layout" svg:width="0.178cm" svg:height="0.066cm" svg:x="5.263cm" svg:y="1.01cm" svg:viewBox="0 0 179 67" draw:points="90,67 0,67 0,0 179,0 179,67">
          <text:p/>
        </draw:polygon>
        <draw:polygon draw:style-name="gr26" draw:text-style-name="P22" draw:layer="layout" svg:width="0.178cm" svg:height="0.066cm" svg:x="5.124cm" svg:y="1.471cm" svg:viewBox="0 0 179 67" draw:points="90,67 0,67 0,0 179,0 179,67">
          <text:p/>
        </draw:polygon>
        <draw:polygon draw:style-name="gr26" draw:text-style-name="P22" draw:layer="layout" svg:width="0.178cm" svg:height="0.066cm" svg:x="5.575cm" svg:y="1.565cm" svg:viewBox="0 0 179 67" draw:points="90,67 0,67 0,0 179,0 179,67">
          <text:p/>
        </draw:polygon>
        <draw:polygon draw:style-name="gr26" draw:text-style-name="P22" draw:layer="layout" svg:width="0.178cm" svg:height="0.066cm" svg:x="5.124cm" svg:y="1.598cm" svg:viewBox="0 0 179 67" draw:points="90,67 0,67 0,0 179,0 179,67">
          <text:p/>
        </draw:polygon>
        <draw:polygon draw:style-name="gr27" draw:text-style-name="P23" draw:layer="layout" svg:width="0.178cm" svg:height="0.066cm" svg:x="4.971cm" svg:y="1.01cm" svg:viewBox="0 0 179 67" draw:points="90,67 0,67 0,0 179,0 179,67">
          <text:p/>
        </draw:polygon>
        <draw:polygon draw:style-name="gr27" draw:text-style-name="P23" draw:layer="layout" svg:width="0.178cm" svg:height="0.066cm" svg:x="4.971cm" svg:y="0.862cm" svg:viewBox="0 0 179 67" draw:points="90,67 0,67 0,0 179,0 179,67">
          <text:p/>
        </draw:polygon>
        <draw:polygon draw:style-name="gr26" draw:text-style-name="P22" draw:layer="layout" svg:width="0.066cm" svg:height="0.178cm" svg:x="4.775cm" svg:y="0.831cm" svg:viewBox="0 0 67 179" draw:points="34,179 0,179 0,0 67,0 67,179">
          <text:p/>
        </draw:polygon>
        <draw:polygon draw:style-name="gr26" draw:text-style-name="P22" draw:layer="layout" svg:width="0.066cm" svg:height="0.178cm" svg:x="5.665cm" svg:y="0.604cm" svg:viewBox="0 0 67 179" draw:points="34,179 0,179 0,0 67,0 67,179">
          <text:p/>
        </draw:polygon>
        <draw:polygon draw:style-name="gr26" draw:text-style-name="P22" draw:layer="layout" svg:width="0.066cm" svg:height="0.178cm" svg:x="5.41cm" svg:y="1.494cm" svg:viewBox="0 0 67 179" draw:points="34,179 0,179 0,0 67,0 67,179">
          <text:p/>
        </draw:polygon>
        <draw:polygon draw:style-name="gr27" draw:text-style-name="P23" draw:layer="layout" svg:width="0.178cm" svg:height="0.066cm" svg:x="4.806cm" svg:y="0.67cm" svg:viewBox="0 0 179 67" draw:points="90,67 0,67 0,0 179,0 179,67">
          <text:p/>
        </draw:polygon>
        <draw:polygon draw:style-name="gr26" draw:text-style-name="P22" draw:layer="layout" svg:width="0.178cm" svg:height="0.066cm" svg:x="4.666cm" svg:y="1.088cm" svg:viewBox="0 0 179 67" draw:points="90,67 0,67 0,0 179,0 179,67">
          <text:p/>
        </draw:polygon>
        <draw:path draw:style-name="gr33" draw:text-style-name="P29" draw:layer="layout" svg:width="0.223cm" svg:height="0.223cm" svg:x="4.708cm" svg:y="0.218cm" svg:viewBox="0 0 224 224" svg:d="M224 112c0 20-5 38-15 56-11 18-23 30-41 41-18 10-36 15-56 15-21 0-38-5-56-15-18-11-31-23-41-41s-15-36-15-56c0-21 5-38 15-56s23-31 41-41 35-15 56-15c20 0 38 5 56 15s30 23 41 41c10 18 15 35 15 56z">
          <text:p/>
        </draw:path>
        <draw:path draw:style-name="gr24" draw:text-style-name="P20" draw:layer="layout" svg:width="0.173cm" svg:height="0.173cm" svg:x="4.732cm" svg:y="0.243cm" svg:viewBox="0 0 174 174" svg:d="M174 87c0 16-3 30-11 44s-18 24-32 32-28 11-44 11-30-3-43-11c-14-8-24-18-32-32s-12-28-12-44 4-30 12-43c8-14 18-24 32-32 13-8 27-12 43-12s30 4 44 12 24 18 32 32c8 13 11 27 11 43z">
          <text:p/>
        </draw:path>
        <draw:path draw:style-name="gr33" draw:text-style-name="P29" draw:layer="layout" svg:width="0.223cm" svg:height="0.223cm" svg:x="4.966cm" svg:y="0.218cm" svg:viewBox="0 0 224 224" svg:d="M224 112c0 20-5 38-15 56-11 18-23 30-41 41-18 10-36 15-56 15-21 0-38-5-56-15-18-11-31-23-41-41s-15-36-15-56c0-21 5-38 15-56s23-31 41-41 35-15 56-15c20 0 38 5 56 15s30 23 41 41c10 18 15 35 15 56z">
          <text:p/>
        </draw:path>
        <draw:path draw:style-name="gr24" draw:text-style-name="P20" draw:layer="layout" svg:width="0.173cm" svg:height="0.173cm" svg:x="4.991cm" svg:y="0.243cm" svg:viewBox="0 0 174 174" svg:d="M174 87c0 16-3 30-11 44s-18 24-32 32-28 11-44 11-30-3-43-11c-14-8-24-18-32-32s-12-28-12-44 4-30 12-43c8-14 18-24 32-32 13-8 27-12 43-12s30 4 44 12 24 18 32 32c8 13 11 27 11 43z">
          <text:p/>
        </draw:path>
        <draw:path draw:style-name="gr24" draw:text-style-name="P20" draw:layer="layout" svg:width="0.173cm" svg:height="0.173cm" svg:x="4.991cm" svg:y="0.243cm" svg:viewBox="0 0 174 174" svg:d="M174 87c0 16-3 30-11 44s-18 24-32 32-28 11-44 11-30-3-43-11c-14-8-24-18-32-32s-12-28-12-44 4-30 12-43c8-14 18-24 32-32 13-8 27-12 43-12s30 4 44 12 24 18 32 32c8 13 11 27 11 43z">
          <text:p/>
        </draw:path>
        <draw:path draw:style-name="gr33" draw:text-style-name="P29" draw:layer="layout" svg:width="0.223cm" svg:height="0.223cm" svg:x="5.225cm" svg:y="0.218cm" svg:viewBox="0 0 224 224" svg:d="M224 112c0 20-5 38-15 56-11 18-23 30-41 41-18 10-36 15-56 15-21 0-38-5-56-15-18-11-31-23-41-41s-15-36-15-56c0-21 5-38 15-56s23-31 41-41 35-15 56-15c20 0 38 5 56 15s30 23 41 41c10 18 15 35 15 56z">
          <text:p/>
        </draw:path>
        <draw:path draw:style-name="gr24" draw:text-style-name="P20" draw:layer="layout" svg:width="0.173cm" svg:height="0.173cm" svg:x="5.25cm" svg:y="0.243cm" svg:viewBox="0 0 174 174" svg:d="M174 87c0 16-3 30-11 44s-18 24-32 32-28 11-44 11-30-3-43-11c-14-8-24-18-32-32s-12-28-12-44 4-30 12-43c8-14 18-24 32-32 13-8 27-12 43-12s30 4 44 12 24 18 32 32c8 13 11 27 11 43z">
          <text:p/>
        </draw:path>
        <draw:path draw:style-name="gr33" draw:text-style-name="P29" draw:layer="layout" svg:width="0.223cm" svg:height="0.223cm" svg:x="5.484cm" svg:y="0.218cm" svg:viewBox="0 0 224 224" svg:d="M224 112c0 20-5 38-15 56-11 18-23 30-41 41-18 10-36 15-56 15-21 0-38-5-56-15-18-11-31-23-41-41s-15-36-15-56c0-21 5-38 15-56s23-31 41-41 35-15 56-15c20 0 38 5 56 15s30 23 41 41c10 18 15 35 15 56z">
          <text:p/>
        </draw:path>
        <draw:path draw:style-name="gr24" draw:text-style-name="P20" draw:layer="layout" svg:width="0.173cm" svg:height="0.173cm" svg:x="5.509cm" svg:y="0.243cm" svg:viewBox="0 0 174 174" svg:d="M174 87c0 16-3 30-11 44s-18 24-32 32-28 11-44 11-30-3-43-11c-14-8-24-18-32-32s-12-28-12-44 4-30 12-43c8-14 18-24 32-32 13-8 27-12 43-12s30 4 44 12 24 18 32 32c8 13 11 27 11 43z">
          <text:p/>
        </draw:path>
        <draw:polygon draw:style-name="gr4" draw:text-style-name="P4" draw:layer="layout" svg:width="0.081cm" svg:height="0.486cm" svg:x="5.695cm" svg:y="1.771cm" svg:viewBox="0 0 82 487" draw:points="82,404 62,487 20,487 0,404 0,0 82,0">
          <text:p/>
        </draw:polygon>
        <draw:polygon draw:style-name="gr23" draw:text-style-name="P19" draw:layer="layout" svg:width="0.053cm" svg:height="0.023cm" svg:x="5.709cm" svg:y="2.233cm" svg:viewBox="0 0 54 24" draw:points="48,24 54,0 0,0 6,24">
          <text:p/>
        </draw:polygon>
        <draw:polygon draw:style-name="gr4" draw:text-style-name="P4" draw:layer="layout" svg:width="0.081cm" svg:height="0.486cm" svg:x="5.441cm" svg:y="1.771cm" svg:viewBox="0 0 82 487" draw:points="82,404 62,487 20,487 0,404 0,0 82,0">
          <text:p/>
        </draw:polygon>
        <draw:polygon draw:style-name="gr23" draw:text-style-name="P19" draw:layer="layout" svg:width="0.053cm" svg:height="0.023cm" svg:x="5.455cm" svg:y="2.233cm" svg:viewBox="0 0 54 24" draw:points="48,24 54,0 0,0 6,24">
          <text:p/>
        </draw:polygon>
        <draw:polygon draw:style-name="gr4" draw:text-style-name="P4" draw:layer="layout" svg:width="0.081cm" svg:height="0.486cm" svg:x="5.187cm" svg:y="1.771cm" svg:viewBox="0 0 82 487" draw:points="82,404 62,487 20,487 0,404 0,0 82,0">
          <text:p/>
        </draw:polygon>
        <draw:polygon draw:style-name="gr23" draw:text-style-name="P19" draw:layer="layout" svg:width="0.053cm" svg:height="0.023cm" svg:x="5.201cm" svg:y="2.233cm" svg:viewBox="0 0 54 24" draw:points="48,24 54,0 0,0 6,24">
          <text:p/>
        </draw:polygon>
        <draw:polygon draw:style-name="gr4" draw:text-style-name="P4" draw:layer="layout" svg:width="0.081cm" svg:height="0.486cm" svg:x="4.933cm" svg:y="1.771cm" svg:viewBox="0 0 82 487" draw:points="82,404 62,487 20,487 0,404 0,0 82,0">
          <text:p/>
        </draw:polygon>
        <draw:polygon draw:style-name="gr23" draw:text-style-name="P19" draw:layer="layout" svg:width="0.053cm" svg:height="0.023cm" svg:x="4.947cm" svg:y="2.233cm" svg:viewBox="0 0 54 24" draw:points="48,24 54,0 0,0 6,24">
          <text:p/>
        </draw:polygon>
        <draw:path draw:style-name="gr24" draw:text-style-name="P20" draw:layer="layout" svg:width="0.145cm" svg:height="0.145cm" svg:x="4.901cm" svg:y="1.698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24" draw:text-style-name="P20" draw:layer="layout" svg:width="0.145cm" svg:height="0.145cm" svg:x="5.155cm" svg:y="1.698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24" draw:text-style-name="P20" draw:layer="layout" svg:width="0.145cm" svg:height="0.145cm" svg:x="5.409cm" svg:y="1.698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24" draw:text-style-name="P20" draw:layer="layout" svg:width="0.145cm" svg:height="0.145cm" svg:x="5.663cm" svg:y="1.698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line draw:style-name="gr34" draw:text-style-name="P13" draw:layer="layout" svg:x1="0.15cm" svg:y1="5.537cm" svg:x2="0.15cm" svg:y2="2.184cm">
          <text:p/>
        </draw:line>
        <draw:line draw:style-name="gr35" draw:text-style-name="P13" draw:layer="layout" svg:x1="0.149cm" svg:y1="5.507cm" svg:x2="0.15cm" svg:y2="2.184cm">
          <text:p/>
        </draw:line>
        <draw:line draw:style-name="gr34" draw:text-style-name="P13" draw:layer="layout" svg:x1="4.978cm" svg:y1="5.475cm" svg:x2="0.205cm" svg:y2="5.48cm">
          <text:p/>
        </draw:line>
        <draw:line draw:style-name="gr36" draw:text-style-name="P13" draw:layer="layout" svg:x1="4.978cm" svg:y1="5.479cm" svg:x2="0.17cm" svg:y2="5.479cm">
          <text:p/>
        </draw:line>
        <draw:line draw:style-name="gr34" draw:text-style-name="P13" draw:layer="layout" svg:x1="4.973cm" svg:y1="4.724cm" svg:x2="4.978cm" svg:y2="5.451cm">
          <text:p/>
        </draw:line>
        <draw:line draw:style-name="gr36" draw:text-style-name="P13" draw:layer="layout" svg:x1="4.973cm" svg:y1="4.724cm" svg:x2="4.978cm" svg:y2="5.48cm">
          <text:p/>
        </draw:line>
        <draw:line draw:style-name="gr20" draw:text-style-name="P13" draw:layer="layout" svg:x1="0.401cm" svg:y1="2.757cm" svg:x2="0.401cm" svg:y2="2.184cm">
          <text:p/>
        </draw:line>
        <draw:line draw:style-name="gr37" draw:text-style-name="P13" draw:layer="layout" svg:x1="0.401cm" svg:y1="2.7cm" svg:x2="0.401cm" svg:y2="2.184cm">
          <text:p/>
        </draw:line>
        <draw:line draw:style-name="gr20" draw:text-style-name="P13" draw:layer="layout" svg:x1="4.222cm" svg:y1="2.7cm" svg:x2="0.449cm" svg:y2="2.7cm">
          <text:p/>
        </draw:line>
        <draw:line draw:style-name="gr37" draw:text-style-name="P13" draw:layer="layout" svg:x1="4.239cm" svg:y1="2.698cm" svg:x2="0.374cm" svg:y2="2.7cm">
          <text:p/>
        </draw:line>
        <draw:line draw:style-name="gr37" draw:text-style-name="P13" draw:layer="layout" svg:x1="4.211cm" svg:y1="3.23cm" svg:x2="4.211cm" svg:y2="2.726cm">
          <text:p/>
        </draw:line>
        <draw:line draw:style-name="gr38" draw:text-style-name="P13" draw:layer="layout" svg:x1="4.465cm" svg:y1="4.724cm" svg:x2="4.468cm" svg:y2="5.235cm">
          <text:p/>
        </draw:line>
        <draw:line draw:style-name="gr39" draw:text-style-name="P13" draw:layer="layout" svg:x1="4.465cm" svg:y1="4.724cm" svg:x2="4.468cm" svg:y2="5.235cm">
          <text:p/>
        </draw:line>
        <draw:line draw:style-name="gr38" draw:text-style-name="P13" draw:layer="layout" svg:x1="0.912cm" svg:y1="5.291cm" svg:x2="0.909cm" svg:y2="2.184cm">
          <text:p/>
        </draw:line>
        <draw:line draw:style-name="gr39" draw:text-style-name="P13" draw:layer="layout" svg:x1="0.912cm" svg:y1="5.263cm" svg:x2="0.909cm" svg:y2="2.184cm">
          <text:p/>
        </draw:line>
        <draw:line draw:style-name="gr38" draw:text-style-name="P13" draw:layer="layout" svg:x1="4.467cm" svg:y1="5.234cm" svg:x2="0.941cm" svg:y2="5.234cm">
          <text:p/>
        </draw:line>
        <draw:line draw:style-name="gr39" draw:text-style-name="P13" draw:layer="layout" svg:x1="4.467cm" svg:y1="5.234cm" svg:x2="0.93cm" svg:y2="5.234cm">
          <text:p/>
        </draw:line>
        <draw:line draw:style-name="gr34" draw:text-style-name="P13" draw:layer="layout" svg:x1="5.999cm" svg:y1="2.7cm" svg:x2="4.921cm" svg:y2="2.699cm">
          <text:p/>
        </draw:line>
        <draw:line draw:style-name="gr34" draw:text-style-name="P13" draw:layer="layout" svg:x1="6cm" svg:y1="5.535cm" svg:x2="5.999cm" svg:y2="2.644cm">
          <text:p/>
        </draw:line>
        <draw:line draw:style-name="gr36" draw:text-style-name="P13" draw:layer="layout" svg:x1="6.027cm" svg:y1="2.699cm" svg:x2="4.951cm" svg:y2="2.699cm">
          <text:p/>
        </draw:line>
        <draw:line draw:style-name="gr34" draw:text-style-name="P13" draw:layer="layout" svg:x1="4.978cm" svg:y1="2.668cm" svg:x2="4.973cm" svg:y2="2.184cm">
          <text:p/>
        </draw:line>
        <draw:line draw:style-name="gr36" draw:text-style-name="P13" draw:layer="layout" svg:x1="4.978cm" svg:y1="2.701cm" svg:x2="4.973cm" svg:y2="2.184cm">
          <text:p/>
        </draw:line>
        <draw:line draw:style-name="gr34" draw:text-style-name="P13" draw:layer="layout" svg:x1="4.977cm" svg:y1="5.478cm" svg:x2="5.999cm" svg:y2="5.478cm">
          <text:p/>
        </draw:line>
        <draw:line draw:style-name="gr36" draw:text-style-name="P13" draw:layer="layout" svg:x1="5.999cm" svg:y1="5.453cm" svg:x2="5.999cm" svg:y2="2.719cm">
          <text:p/>
        </draw:line>
        <draw:line draw:style-name="gr34" draw:text-style-name="P13" draw:layer="layout" svg:x1="4.974cm" svg:y1="4.696cm" svg:x2="4.978cm" svg:y2="5.445cm">
          <text:p/>
        </draw:line>
        <draw:line draw:style-name="gr36" draw:text-style-name="P13" draw:layer="layout" svg:x1="4.974cm" svg:y1="4.696cm" svg:x2="4.978cm" svg:y2="5.456cm">
          <text:p/>
        </draw:line>
        <draw:line draw:style-name="gr20" draw:text-style-name="P13" draw:layer="layout" svg:x1="5.229cm" svg:y1="2.492cm" svg:x2="5.229cm" svg:y2="2.184cm">
          <text:p/>
        </draw:line>
        <draw:line draw:style-name="gr20" draw:text-style-name="P13" draw:layer="layout" svg:x1="3.389cm" svg:y1="2.436cm" svg:x2="5.223cm" svg:y2="2.435cm">
          <text:p/>
        </draw:line>
        <draw:line draw:style-name="gr37" draw:text-style-name="P13" draw:layer="layout" svg:x1="3.417cm" svg:y1="2.436cm" svg:x2="5.257cm" svg:y2="2.435cm">
          <text:p/>
        </draw:line>
        <draw:line draw:style-name="gr20" draw:text-style-name="P13" draw:layer="layout" svg:x1="3.449cm" svg:y1="3.23cm" svg:x2="3.445cm" svg:y2="2.492cm">
          <text:p/>
        </draw:line>
        <draw:line draw:style-name="gr37" draw:text-style-name="P13" draw:layer="layout" svg:x1="3.449cm" svg:y1="3.23cm" svg:x2="3.445cm" svg:y2="2.445cm">
          <text:p/>
        </draw:line>
        <draw:line draw:style-name="gr38" draw:text-style-name="P13" draw:layer="layout" svg:x1="6.241cm" svg:y1="5.234cm" svg:x2="6.241cm" svg:y2="2.379cm">
          <text:p/>
        </draw:line>
        <draw:line draw:style-name="gr38" draw:text-style-name="P13" draw:layer="layout" svg:x1="4.467cm" svg:y1="5.234cm" svg:x2="6.298cm" svg:y2="5.234cm">
          <text:p/>
        </draw:line>
        <draw:line draw:style-name="gr39" draw:text-style-name="P13" draw:layer="layout" svg:x1="6.244cm" svg:y1="5.234cm" svg:x2="6.244cm" svg:y2="2.407cm">
          <text:p/>
        </draw:line>
        <draw:line draw:style-name="gr39" draw:text-style-name="P13" draw:layer="layout" svg:x1="4.467cm" svg:y1="5.234cm" svg:x2="6.271cm" svg:y2="5.234cm">
          <text:p/>
        </draw:line>
        <draw:line draw:style-name="gr38" draw:text-style-name="P13" draw:layer="layout" svg:x1="6.216cm" svg:y1="2.435cm" svg:x2="5.425cm" svg:y2="2.435cm">
          <text:p/>
        </draw:line>
        <draw:line draw:style-name="gr39" draw:text-style-name="P13" draw:layer="layout" svg:x1="6.244cm" svg:y1="2.435cm" svg:x2="5.488cm" svg:y2="2.435cm">
          <text:p/>
        </draw:line>
        <draw:line draw:style-name="gr38" draw:text-style-name="P13" draw:layer="layout" svg:x1="4.465cm" svg:y1="4.696cm" svg:x2="4.468cm" svg:y2="5.204cm">
          <text:p/>
        </draw:line>
        <draw:line draw:style-name="gr39" draw:text-style-name="P13" draw:layer="layout" svg:x1="4.465cm" svg:y1="4.696cm" svg:x2="4.468cm" svg:y2="5.235cm">
          <text:p/>
        </draw:line>
        <draw:line draw:style-name="gr38" draw:text-style-name="P13" draw:layer="layout" svg:x1="5.481cm" svg:y1="2.404cm" svg:x2="5.481cm" svg:y2="2.184cm">
          <text:p/>
        </draw:line>
        <draw:line draw:style-name="gr39" draw:text-style-name="P13" draw:layer="layout" svg:x1="5.483cm" svg:y1="2.463cm" svg:x2="5.481cm" svg:y2="2.184cm">
          <text:p/>
        </draw:line>
        <draw:line draw:style-name="gr37" draw:text-style-name="P13" draw:layer="layout" svg:x1="5.229cm" svg:y1="2.407cm" svg:x2="5.229cm" svg:y2="2.184cm">
          <text:p/>
        </draw:line>
        <draw:line draw:style-name="gr36" draw:text-style-name="P13" draw:layer="layout" svg:x1="4.977cm" svg:y1="5.479cm" svg:x2="6.027cm" svg:y2="5.4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7cm" fo:page-height="5.5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02T16:31:58.224000000</dc:date>
    <meta:editing-duration>PT3M38S</meta:editing-duration>
    <meta:editing-cycles>1</meta:editing-cycles>
    <meta:document-statistic meta:object-count="502"/>
    <meta:generator>LibreOffice/5.0.0.2$Windows_x86 LibreOffice_project/a26d58f11b99b6aeddf7f7884effea188cc6e512</meta:generator>
  </office:meta>
</office:document-meta>
</file>